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7000000044C157CB382F897A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Long_20_Dash" svg:stroke-width="0.028cm" svg:stroke-color="#000000" draw:marker-start-width="0.242cm" draw:marker-end-width="0.242cm" svg:stroke-linecap="butt" draw:fill="solid" draw:fill-color="#eeeeee" draw:opacity="50%" draw:textarea-horizontal-align="justify" draw:textarea-vertical-align="middle" draw:auto-grow-height="false" fo:min-height="5.658cm" fo:min-width="21.061cm" fo:padding-top="0.139cm" fo:padding-bottom="0.139cm" fo:padding-left="0.264cm" fo:padding-right="0.264cm"/>
    </style:style>
    <style:style style:name="gr2" style:family="graphic" style:parent-style-name="Objekt_20_ohne_20_Füllung_20_und_20_Linie">
      <style:graphic-properties draw:fill="bitmap" draw:fill-image-name="Bitmap_20_2" style:repeat="stretch" draw:textarea-horizontal-align="center" draw:textarea-vertical-align="middle"/>
    </style:style>
    <style:style style:name="gr3" style:family="graphic" style:parent-style-name="standard">
      <style:graphic-properties draw:stroke="dash" draw:stroke-dash="Long_20_Dash" svg:stroke-width="0.028cm" svg:stroke-color="#000000" draw:marker-start-width="0.242cm" draw:marker-end-width="0.242cm" svg:stroke-linecap="butt" draw:fill="solid" draw:fill-color="#eeeeee" draw:opacity="50%" draw:textarea-horizontal-align="justify" draw:textarea-vertical-align="middle" draw:auto-grow-height="false" fo:min-height="9.149cm" fo:min-width="21.061cm" fo:padding-top="0.139cm" fo:padding-bottom="0.139cm" fo:padding-left="0.264cm" fo:padding-right="0.264cm"/>
    </style:style>
    <style:style style:name="gr4" style:family="graphic" style:parent-style-name="standard">
      <style:graphic-properties draw:stroke="dash" draw:stroke-dash="Long_20_Dash" svg:stroke-width="0.028cm" svg:stroke-color="#000000" draw:marker-start-width="0.242cm" draw:marker-end-width="0.242cm" svg:stroke-linecap="butt" draw:fill="solid" draw:fill-color="#eeeeee" draw:opacity="50%" draw:textarea-horizontal-align="justify" draw:textarea-vertical-align="middle" draw:auto-grow-height="false" fo:min-height="4.288cm" fo:min-width="21.061cm" fo:padding-top="0.139cm" fo:padding-bottom="0.139cm" fo:padding-left="0.264cm" fo:padding-right="0.264cm"/>
    </style:style>
    <style:style style:name="gr5" style:family="graphic" style:parent-style-name="standard">
      <style:graphic-properties draw:stroke="solid" svg:stroke-width="0.035cm" svg:stroke-color="#808080" draw:marker-start-width="0.252cm" draw:marker-end-width="0.252cm" draw:fill="solid" draw:fill-color="#eeeeee" draw:textarea-horizontal-align="justify" draw:textarea-vertical-align="middle" draw:auto-grow-height="false" fo:min-height="0.219cm" fo:min-width="2.453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draw:stroke="none" draw:fill="none" draw:fill-color="#eeeeee" draw:textarea-horizontal-align="justify" draw:textarea-vertical-align="middle" draw:auto-grow-height="false" fo:min-height="1.249cm" fo:min-width="2.586cm"/>
      <style:paragraph-properties style:writing-mode="lr-tb"/>
    </style:style>
    <style:style style:name="gr7" style:family="graphic" style:parent-style-name="standard">
      <style:graphic-properties draw:stroke="none" draw:fill="none" draw:fill-color="#eeeeee" draw:textarea-horizontal-align="justify" draw:textarea-vertical-align="middle" draw:auto-grow-height="false" fo:min-height="1.29cm" fo:min-width="2.582cm"/>
      <style:paragraph-properties style:writing-mode="lr-tb"/>
    </style:style>
    <style:style style:name="gr8" style:family="graphic" style:parent-style-name="standard">
      <style:graphic-properties draw:stroke="none" draw:fill="none" draw:fill-color="#eeeeee" draw:textarea-horizontal-align="justify" draw:textarea-vertical-align="middle" draw:auto-grow-height="false" fo:min-height="1.249cm" fo:min-width="2.487cm"/>
      <style:paragraph-properties style:writing-mode="lr-tb"/>
    </style:style>
    <style:style style:name="gr9" style:family="graphic" style:parent-style-name="standard">
      <style:graphic-properties draw:stroke="none" draw:fill="none" draw:fill-color="#eeeeee" draw:textarea-horizontal-align="justify" draw:textarea-vertical-align="middle" draw:auto-grow-height="false" fo:min-height="1.29cm" fo:min-width="2.585cm"/>
      <style:paragraph-properties style:writing-mode="lr-tb"/>
    </style:style>
    <style:style style:name="gr10" style:family="graphic" style:parent-style-name="standard">
      <style:graphic-properties svg:stroke-width="0.053cm" svg:stroke-color="#21918c" draw:marker-start-width="0.279cm" draw:marker-end-width="0.279cm" draw:fill-color="#c7e3e2" draw:textarea-horizontal-align="justify" draw:textarea-vertical-align="middle" draw:auto-grow-height="false" fo:min-height="0.664cm" fo:min-width="0.441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width="0.053cm" svg:stroke-color="#5ec962" draw:marker-start-width="0.279cm" draw:marker-end-width="0.279cm" draw:fill-color="#def4df" draw:textarea-horizontal-align="justify" draw:textarea-vertical-align="middle" draw:auto-grow-height="false" fo:min-height="0.664cm" fo:min-width="0.441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svg:stroke-width="0.053cm" svg:stroke-color="#fde725" draw:marker-start-width="0.279cm" draw:marker-end-width="0.279cm" draw:fill-color="#fefad3" draw:textarea-horizontal-align="justify" draw:textarea-vertical-align="middle" draw:auto-grow-height="false" fo:min-height="0.664cm" fo:min-width="0.441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53cm" svg:stroke-color="#21918c" draw:marker-start-width="0.279cm" draw:marker-end-width="0.279cm" draw:fill-color="#c7e3e2" draw:textarea-horizontal-align="justify" draw:textarea-vertical-align="middle" draw:auto-grow-height="false" fo:min-height="0.664cm" fo:min-width="0.44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svg:stroke-color="#5ec962" draw:marker-start-width="0.279cm" draw:marker-end-width="0.279cm" draw:fill-color="#def4df" draw:textarea-horizontal-align="justify" draw:textarea-vertical-align="middle" draw:auto-grow-height="false" fo:min-height="0.664cm" fo:min-width="0.442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svg:stroke-width="0.053cm" svg:stroke-color="#21918c" draw:marker-start-width="0.279cm" draw:marker-end-width="0.279cm" draw:fill-color="#c7e3e2" draw:opacity="100%" draw:textarea-horizontal-align="justify" draw:textarea-vertical-align="middle" draw:auto-grow-height="false" fo:min-height="0.664cm" fo:min-width="0.44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svg:stroke-width="0.053cm" svg:stroke-color="#fde725" draw:marker-start-width="0.279cm" draw:marker-end-width="0.279cm" draw:fill-color="#fefad3" draw:textarea-horizontal-align="justify" draw:textarea-vertical-align="middle" draw:auto-grow-height="false" fo:min-height="0.664cm" fo:min-width="0.44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draw:stroke="none" draw:fill="none" draw:opacity="100%" draw:textarea-horizontal-align="justify" draw:textarea-vertical-align="middle" draw:auto-grow-height="false" fo:min-height="3.75cm" fo:min-width="6.183cm"/>
    </style:style>
    <style:style style:name="gr18" style:family="graphic" style:parent-style-name="objectwithoutfill">
      <style:graphic-properties draw:stroke="solid" svg:stroke-width="0.028cm" svg:stroke-color="#666666" draw:marker-start-width="0.242cm" draw:marker-end="Linienspitzen_20_10" draw:marker-end-width="0.342cm" draw:fill="none" draw:textarea-vertical-align="middle" fo:padding-top="0.139cm" fo:padding-bottom="0.139cm" fo:padding-left="0.264cm" fo:padding-right="0.264cm"/>
    </style:style>
    <style:style style:name="gr19" style:family="graphic" style:parent-style-name="objectwithoutfill">
      <style:graphic-properties draw:stroke="solid" svg:stroke-width="0.028cm" svg:stroke-color="#666666" draw:marker-start-width="0.242cm" draw:marker-end="Linienspitzen_20_11" draw:marker-end-width="0.342cm" draw:fill="none" draw:textarea-vertical-align="middle" fo:padding-top="0.139cm" fo:padding-bottom="0.139cm" fo:padding-left="0.264cm" fo:padding-right="0.264cm"/>
    </style:style>
    <style:style style:name="gr20" style:family="graphic" style:parent-style-name="objectwithoutfill">
      <style:graphic-properties draw:stroke="solid" svg:stroke-width="0.028cm" svg:stroke-color="#666666" draw:marker-start-width="0.242cm" draw:marker-end="Linienspitzen_20_12" draw:marker-end-width="0.342cm" draw:fill="none" draw:textarea-vertical-align="middle" fo:padding-top="0.139cm" fo:padding-bottom="0.139cm" fo:padding-left="0.264cm" fo:padding-right="0.264cm"/>
    </style:style>
    <style:style style:name="gr21" style:family="graphic" style:parent-style-name="objectwithoutfill">
      <style:graphic-properties draw:stroke="solid" svg:stroke-width="0.028cm" svg:stroke-color="#666666" draw:marker-start-width="0.242cm" draw:marker-end="Linienspitzen_20_13" draw:marker-end-width="0.342cm" draw:fill="none" draw:textarea-vertical-align="middle" fo:padding-top="0.139cm" fo:padding-bottom="0.139cm" fo:padding-left="0.264cm" fo:padding-right="0.264cm"/>
    </style:style>
    <style:style style:name="gr22" style:family="graphic" style:parent-style-name="standard">
      <style:graphic-properties draw:stroke="none" draw:fill="none" draw:opacity="100%" draw:textarea-horizontal-align="justify" draw:textarea-vertical-align="middle" draw:auto-grow-height="false" fo:min-height="3.722cm" fo:min-width="2.582cm"/>
    </style:style>
    <style:style style:name="gr23" style:family="graphic" style:parent-style-name="standard">
      <style:graphic-properties draw:stroke="none" draw:fill="none" draw:opacity="100%" draw:textarea-horizontal-align="justify" draw:textarea-vertical-align="middle" draw:auto-grow-height="false" fo:min-height="3.722cm" fo:min-width="2.585cm"/>
    </style:style>
    <style:style style:name="gr24" style:family="graphic" style:parent-style-name="objectwithoutfill">
      <style:graphic-properties svg:stroke-width="0.028cm" svg:stroke-color="#666666" draw:marker-start-width="0.242cm" draw:marker-end="Linienspitzen_20_14" draw:marker-end-width="0.342cm" draw:fill="none" draw:textarea-vertical-align="middle" fo:padding-top="0.139cm" fo:padding-bottom="0.139cm" fo:padding-left="0.264cm" fo:padding-right="0.264cm"/>
    </style:style>
    <style:style style:name="gr25" style:family="graphic" style:parent-style-name="objectwithoutfill">
      <style:graphic-properties svg:stroke-width="0.028cm" svg:stroke-color="#666666" draw:marker-start-width="0.242cm" draw:marker-end="Linienspitzen_20_15" draw:marker-end-width="0.342cm" draw:fill="none" draw:textarea-vertical-align="middle" fo:padding-top="0.139cm" fo:padding-bottom="0.139cm" fo:padding-left="0.264cm" fo:padding-right="0.264cm"/>
    </style:style>
    <style:style style:name="gr26" style:family="graphic" style:parent-style-name="objectwithoutfill">
      <style:graphic-properties svg:stroke-width="0.028cm" svg:stroke-color="#666666" draw:marker-start-width="0.242cm" draw:marker-end="Linienspitzen_20_16" draw:marker-end-width="0.342cm" draw:fill="none" draw:textarea-vertical-align="middle" fo:padding-top="0.139cm" fo:padding-bottom="0.139cm" fo:padding-left="0.264cm" fo:padding-right="0.264cm"/>
    </style:style>
    <style:style style:name="gr27" style:family="graphic" style:parent-style-name="objectwithoutfill">
      <style:graphic-properties svg:stroke-width="0.028cm" svg:stroke-color="#666666" draw:marker-start-width="0.242cm" draw:marker-end="Linienspitzen_20_17" draw:marker-end-width="0.342cm" draw:fill="none" draw:textarea-vertical-align="middle" fo:padding-top="0.139cm" fo:padding-bottom="0.139cm" fo:padding-left="0.264cm" fo:padding-right="0.264cm"/>
    </style:style>
    <style:style style:name="gr28" style:family="graphic" style:parent-style-name="objectwithoutfill">
      <style:graphic-properties svg:stroke-width="0.028cm" svg:stroke-color="#666666" draw:marker-start-width="0.242cm" draw:marker-end="Linienspitzen_20_18" draw:marker-end-width="0.342cm" draw:fill="none" draw:textarea-vertical-align="middle" fo:padding-top="0.139cm" fo:padding-bottom="0.139cm" fo:padding-left="0.264cm" fo:padding-right="0.264cm"/>
    </style:style>
    <style:style style:name="gr29" style:family="graphic" style:parent-style-name="objectwithoutfill">
      <style:graphic-properties svg:stroke-width="0.028cm" svg:stroke-color="#666666" draw:marker-start-width="0.242cm" draw:marker-end="Linienspitzen_20_19" draw:marker-end-width="0.342cm" draw:fill="none" draw:textarea-vertical-align="middle" fo:padding-top="0.139cm" fo:padding-bottom="0.139cm" fo:padding-left="0.264cm" fo:padding-right="0.264cm"/>
    </style:style>
    <style:style style:name="gr30" style:family="graphic" style:parent-style-name="standard">
      <style:graphic-properties svg:stroke-width="0.053cm" svg:stroke-color="#21918c" draw:marker-start-width="0.279cm" draw:marker-end-width="0.279cm" draw:fill-color="#c7e3e2" draw:textarea-horizontal-align="justify" draw:textarea-vertical-align="middle" draw:auto-grow-height="false" fo:min-height="0.318cm" fo:min-width="0.084cm" fo:padding-top="0.151cm" fo:padding-bottom="0.151cm" fo:padding-left="0.276cm" fo:padding-right="0.276cm"/>
      <style:paragraph-properties style:writing-mode="lr-tb"/>
    </style:style>
    <style:style style:name="gr31" style:family="graphic" style:parent-style-name="standard" style:list-style-name="L1">
      <style:graphic-properties svg:stroke-width="0.053cm" svg:stroke-color="#5ec962" draw:marker-start-width="0.279cm" draw:marker-end-width="0.279cm" draw:fill-color="#def4df" draw:textarea-horizontal-align="justify" draw:textarea-vertical-align="middle" draw:auto-grow-height="false" fo:min-height="0.318cm" fo:min-width="0.085cm" fo:padding-top="0.151cm" fo:padding-bottom="0.151cm" fo:padding-left="0.276cm" fo:padding-right="0.276cm"/>
      <style:paragraph-properties style:writing-mode="lr-tb"/>
    </style:style>
    <style:style style:name="gr32" style:family="graphic" style:parent-style-name="standard" style:list-style-name="L1">
      <style:graphic-properties svg:stroke-width="0.053cm" svg:stroke-color="#fde725" draw:marker-start-width="0.279cm" draw:marker-end-width="0.279cm" draw:fill-color="#fefad3" draw:textarea-horizontal-align="justify" draw:textarea-vertical-align="middle" draw:auto-grow-height="false" fo:min-height="0.318cm" fo:min-width="0.083cm" fo:padding-top="0.151cm" fo:padding-bottom="0.151cm" fo:padding-left="0.276cm" fo:padding-right="0.276cm"/>
      <style:paragraph-properties style:writing-mode="lr-tb"/>
    </style:style>
    <style:style style:name="gr33" style:family="graphic" style:parent-style-name="standard">
      <style:graphic-properties svg:stroke-width="0.053cm" svg:stroke-color="#21918c" draw:marker-start-width="0.279cm" draw:marker-end-width="0.279cm" draw:fill-color="#c7e3e2" draw:opacity="100%" draw:textarea-horizontal-align="justify" draw:textarea-vertical-align="middle" draw:auto-grow-height="false" fo:min-height="0.318cm" fo:min-width="0.084cm" fo:padding-top="0.151cm" fo:padding-bottom="0.151cm" fo:padding-left="0.276cm" fo:padding-right="0.276cm"/>
      <style:paragraph-properties style:writing-mode="lr-tb"/>
    </style:style>
    <style:style style:name="gr34" style:family="graphic" style:parent-style-name="standard" style:list-style-name="L1">
      <style:graphic-properties svg:stroke-width="0.053cm" svg:stroke-color="#5ec962" draw:marker-start-width="0.279cm" draw:marker-end-width="0.279cm" draw:fill-color="#def4df" draw:textarea-horizontal-align="justify" draw:textarea-vertical-align="middle" draw:auto-grow-height="false" fo:min-height="0.318cm" fo:min-width="0.084cm" fo:padding-top="0.151cm" fo:padding-bottom="0.151cm" fo:padding-left="0.276cm" fo:padding-right="0.276cm"/>
      <style:paragraph-properties style:writing-mode="lr-tb"/>
    </style:style>
    <style:style style:name="gr35" style:family="graphic" style:parent-style-name="standard" style:list-style-name="L1">
      <style:graphic-properties svg:stroke-width="0.053cm" svg:stroke-color="#fde725" draw:marker-start-width="0.279cm" draw:marker-end-width="0.279cm" draw:fill-color="#fefad3" draw:textarea-horizontal-align="justify" draw:textarea-vertical-align="middle" draw:auto-grow-height="false" fo:min-height="0.318cm" fo:min-width="0.083cm" fo:padding-top="0.151cm" fo:padding-bottom="0.151cm" fo:padding-left="0.276cm" fo:padding-right="0.276cm"/>
      <style:paragraph-properties style:writing-mode="lr-tb"/>
    </style:style>
    <style:style style:name="gr36" style:family="graphic" style:parent-style-name="standard" style:list-style-name="L1">
      <style:graphic-properties svg:stroke-width="0.053cm" svg:stroke-color="#21918c" draw:marker-start-width="0.279cm" draw:marker-end-width="0.279cm" draw:fill-color="#c7e3e2" draw:textarea-horizontal-align="justify" draw:textarea-vertical-align="middle" draw:auto-grow-height="false" fo:min-height="0.318cm" fo:min-width="0.083cm" fo:padding-top="0.151cm" fo:padding-bottom="0.151cm" fo:padding-left="0.276cm" fo:padding-right="0.276cm"/>
      <style:paragraph-properties style:writing-mode="lr-tb"/>
    </style:style>
    <style:style style:name="gr37" style:family="graphic" style:parent-style-name="standard">
      <style:graphic-properties svg:stroke-width="0.053cm" svg:stroke-color="#5ec962" draw:marker-start-width="0.279cm" draw:marker-end-width="0.279cm" draw:fill-color="#def4df" draw:textarea-horizontal-align="justify" draw:textarea-vertical-align="middle" draw:auto-grow-height="false" fo:min-height="0.318cm" fo:min-width="0.085cm" fo:padding-top="0.151cm" fo:padding-bottom="0.151cm" fo:padding-left="0.276cm" fo:padding-right="0.276cm"/>
      <style:paragraph-properties style:writing-mode="lr-tb"/>
    </style:style>
    <style:style style:name="gr38" style:family="graphic" style:parent-style-name="standard" style:list-style-name="L1">
      <style:graphic-properties svg:stroke-width="0.053cm" svg:stroke-color="#fde725" draw:marker-start-width="0.279cm" draw:marker-end-width="0.279cm" draw:fill-color="#fefad3" draw:textarea-horizontal-align="justify" draw:textarea-vertical-align="middle" draw:auto-grow-height="false" fo:min-height="0.318cm" fo:min-width="0.084cm" fo:padding-top="0.151cm" fo:padding-bottom="0.151cm" fo:padding-left="0.276cm" fo:padding-right="0.276cm"/>
      <style:paragraph-properties style:writing-mode="lr-tb"/>
    </style:style>
    <style:style style:name="gr39" style:family="graphic" style:parent-style-name="standard" style:list-style-name="L1">
      <style:graphic-properties svg:stroke-width="0.053cm" svg:stroke-color="#21918c" draw:marker-start-width="0.279cm" draw:marker-end-width="0.279cm" draw:fill-color="#c7e3e2" draw:textarea-horizontal-align="justify" draw:textarea-vertical-align="middle" draw:auto-grow-height="false" fo:min-height="0.318cm" fo:min-width="0.083cm" fo:padding-top="0.151cm" fo:padding-bottom="0.151cm" fo:padding-left="0.276cm" fo:padding-right="0.276cm"/>
      <style:paragraph-properties style:writing-mode="lr-tb"/>
    </style:style>
    <style:style style:name="gr40" style:family="graphic" style:parent-style-name="standard">
      <style:graphic-properties svg:stroke-width="0.053cm" svg:stroke-color="#5ec962" draw:marker-start-width="0.279cm" draw:marker-end-width="0.279cm" draw:fill-color="#def4df" draw:textarea-horizontal-align="justify" draw:textarea-vertical-align="middle" draw:auto-grow-height="false" fo:min-height="0.318cm" fo:min-width="0.084cm" fo:padding-top="0.151cm" fo:padding-bottom="0.151cm" fo:padding-left="0.276cm" fo:padding-right="0.276cm"/>
      <style:paragraph-properties style:writing-mode="lr-tb"/>
    </style:style>
    <style:style style:name="gr41" style:family="graphic" style:parent-style-name="standard" style:list-style-name="L1">
      <style:graphic-properties svg:stroke-width="0.053cm" svg:stroke-color="#fde725" draw:marker-start-width="0.279cm" draw:marker-end-width="0.279cm" draw:fill-color="#fefad3" draw:textarea-horizontal-align="justify" draw:textarea-vertical-align="middle" draw:auto-grow-height="false" fo:min-height="0.318cm" fo:min-width="0.083cm" fo:padding-top="0.151cm" fo:padding-bottom="0.151cm" fo:padding-left="0.276cm" fo:padding-right="0.276cm"/>
      <style:paragraph-properties style:writing-mode="lr-tb"/>
    </style:style>
    <style:style style:name="gr42" style:family="graphic" style:parent-style-name="standard" style:list-style-name="L1">
      <style:graphic-properties svg:stroke-width="0.053cm" svg:stroke-color="#21918c" draw:marker-start-width="0.279cm" draw:marker-end-width="0.279cm" draw:fill-color="#c7e3e2" draw:textarea-horizontal-align="justify" draw:textarea-vertical-align="middle" draw:auto-grow-height="false" fo:min-height="0.318cm" fo:min-width="0.083cm" fo:padding-top="0.151cm" fo:padding-bottom="0.151cm" fo:padding-left="0.276cm" fo:padding-right="0.276cm"/>
      <style:paragraph-properties style:writing-mode="lr-tb"/>
    </style:style>
    <style:style style:name="gr43" style:family="graphic" style:parent-style-name="standard" style:list-style-name="L1">
      <style:graphic-properties svg:stroke-width="0.053cm" svg:stroke-color="#fde725" draw:marker-start-width="0.279cm" draw:marker-end-width="0.279cm" draw:fill-color="#fefad3" draw:textarea-horizontal-align="justify" draw:textarea-vertical-align="middle" draw:auto-grow-height="false" fo:min-height="0.318cm" fo:min-width="0.083cm" fo:padding-top="0.151cm" fo:padding-bottom="0.151cm" fo:padding-left="0.276cm" fo:padding-right="0.276cm"/>
      <style:paragraph-properties style:writing-mode="lr-tb"/>
    </style:style>
    <style:style style:name="gr44" style:family="graphic" style:parent-style-name="standard" style:list-style-name="L1">
      <style:graphic-properties svg:stroke-width="0.053cm" svg:stroke-color="#21918c" draw:marker-start-width="0.279cm" draw:marker-end-width="0.279cm" draw:fill-color="#c7e3e2" draw:textarea-horizontal-align="justify" draw:textarea-vertical-align="middle" draw:auto-grow-height="false" fo:min-height="0.318cm" fo:min-width="0.083cm" fo:padding-top="0.151cm" fo:padding-bottom="0.151cm" fo:padding-left="0.276cm" fo:padding-right="0.276cm"/>
      <style:paragraph-properties style:writing-mode="lr-tb"/>
    </style:style>
    <style:style style:name="gr45" style:family="graphic" style:parent-style-name="standard" style:list-style-name="L1">
      <style:graphic-properties svg:stroke-width="0.053cm" svg:stroke-color="#fde725" draw:marker-start-width="0.279cm" draw:marker-end-width="0.279cm" draw:fill-color="#fefad3" draw:textarea-horizontal-align="justify" draw:textarea-vertical-align="middle" draw:auto-grow-height="false" fo:min-height="0.318cm" fo:min-width="0.083cm" fo:padding-top="0.151cm" fo:padding-bottom="0.151cm" fo:padding-left="0.276cm" fo:padding-right="0.276cm"/>
      <style:paragraph-properties style:writing-mode="lr-tb"/>
    </style:style>
    <style:style style:name="gr46" style:family="graphic" style:parent-style-name="standard">
      <style:graphic-properties svg:stroke-width="0.053cm" svg:stroke-color="#21918c" draw:marker-start-width="0.279cm" draw:marker-end-width="0.279cm" draw:fill-color="#c7e3e2" draw:textarea-horizontal-align="justify" draw:textarea-vertical-align="middle" draw:auto-grow-height="false" fo:min-height="0.318cm" fo:min-width="0.083cm" fo:padding-top="0.151cm" fo:padding-bottom="0.151cm" fo:padding-left="0.276cm" fo:padding-right="0.276cm"/>
      <style:paragraph-properties style:writing-mode="lr-tb"/>
    </style:style>
    <style:style style:name="gr47" style:family="graphic" style:parent-style-name="standard" style:list-style-name="L1">
      <style:graphic-properties svg:stroke-width="0.053cm" svg:stroke-color="#5ec962" draw:marker-start-width="0.279cm" draw:marker-end-width="0.279cm" draw:fill-color="#def4df" draw:textarea-horizontal-align="justify" draw:textarea-vertical-align="middle" draw:auto-grow-height="false" fo:min-height="0.318cm" fo:min-width="0.086cm" fo:padding-top="0.151cm" fo:padding-bottom="0.151cm" fo:padding-left="0.276cm" fo:padding-right="0.276cm"/>
      <style:paragraph-properties style:writing-mode="lr-tb"/>
    </style:style>
    <style:style style:name="gr48" style:family="graphic" style:parent-style-name="standard" style:list-style-name="L1">
      <style:graphic-properties svg:stroke-width="0.053cm" svg:stroke-color="#fde725" draw:marker-start-width="0.279cm" draw:marker-end-width="0.279cm" draw:fill-color="#fefad3" draw:textarea-horizontal-align="justify" draw:textarea-vertical-align="middle" draw:auto-grow-height="false" fo:min-height="0.318cm" fo:min-width="0.084cm" fo:padding-top="0.151cm" fo:padding-bottom="0.151cm" fo:padding-left="0.276cm" fo:padding-right="0.276cm"/>
      <style:paragraph-properties style:writing-mode="lr-tb"/>
    </style:style>
    <style:style style:name="gr49" style:family="graphic" style:parent-style-name="standard">
      <style:graphic-properties svg:stroke-width="0.053cm" svg:stroke-color="#21918c" draw:marker-start-width="0.279cm" draw:marker-end-width="0.279cm" draw:fill-color="#c7e3e2" draw:opacity="100%" draw:textarea-horizontal-align="justify" draw:textarea-vertical-align="middle" draw:auto-grow-height="false" fo:min-height="0.318cm" fo:min-width="0.083cm" fo:padding-top="0.151cm" fo:padding-bottom="0.151cm" fo:padding-left="0.276cm" fo:padding-right="0.276cm"/>
      <style:paragraph-properties style:writing-mode="lr-tb"/>
    </style:style>
    <style:style style:name="gr50" style:family="graphic" style:parent-style-name="standard" style:list-style-name="L1">
      <style:graphic-properties svg:stroke-width="0.053cm" svg:stroke-color="#5ec962" draw:marker-start-width="0.279cm" draw:marker-end-width="0.279cm" draw:fill-color="#def4df" draw:textarea-horizontal-align="justify" draw:textarea-vertical-align="middle" draw:auto-grow-height="false" fo:min-height="0.318cm" fo:min-width="0.084cm" fo:padding-top="0.151cm" fo:padding-bottom="0.151cm" fo:padding-left="0.276cm" fo:padding-right="0.276cm"/>
      <style:paragraph-properties style:writing-mode="lr-tb"/>
    </style:style>
    <style:style style:name="gr51" style:family="graphic" style:parent-style-name="standard" style:list-style-name="L1">
      <style:graphic-properties svg:stroke-width="0.053cm" svg:stroke-color="#fde725" draw:marker-start-width="0.279cm" draw:marker-end-width="0.279cm" draw:fill-color="#fefad3" draw:textarea-horizontal-align="justify" draw:textarea-vertical-align="middle" draw:auto-grow-height="false" fo:min-height="0.318cm" fo:min-width="0.084cm" fo:padding-top="0.151cm" fo:padding-bottom="0.151cm" fo:padding-left="0.276cm" fo:padding-right="0.276cm"/>
      <style:paragraph-properties style:writing-mode="lr-tb"/>
    </style:style>
    <style:style style:name="gr52" style:family="graphic" style:parent-style-name="standard" style:list-style-name="L1">
      <style:graphic-properties svg:stroke-width="0.053cm" svg:stroke-color="#21918c" draw:marker-start-width="0.279cm" draw:marker-end-width="0.279cm" draw:fill-color="#c7e3e2" draw:textarea-horizontal-align="justify" draw:textarea-vertical-align="middle" draw:auto-grow-height="false" fo:min-height="0.318cm" fo:min-width="0.084cm" fo:padding-top="0.151cm" fo:padding-bottom="0.151cm" fo:padding-left="0.276cm" fo:padding-right="0.276cm"/>
      <style:paragraph-properties style:writing-mode="lr-tb"/>
    </style:style>
    <style:style style:name="gr53" style:family="graphic" style:parent-style-name="standard" style:list-style-name="L1">
      <style:graphic-properties svg:stroke-width="0.053cm" svg:stroke-color="#fde725" draw:marker-start-width="0.279cm" draw:marker-end-width="0.279cm" draw:fill-color="#fefad3" draw:textarea-horizontal-align="justify" draw:textarea-vertical-align="middle" draw:auto-grow-height="false" fo:min-height="0.318cm" fo:min-width="0.084cm" fo:padding-top="0.151cm" fo:padding-bottom="0.151cm" fo:padding-left="0.276cm" fo:padding-right="0.276cm"/>
      <style:paragraph-properties style:writing-mode="lr-tb"/>
    </style:style>
    <style:style style:name="gr54" style:family="graphic" style:parent-style-name="standard" style:list-style-name="L1">
      <style:graphic-properties svg:stroke-width="0.053cm" svg:stroke-color="#21918c" draw:marker-start-width="0.279cm" draw:marker-end-width="0.279cm" draw:fill-color="#c7e3e2" draw:textarea-horizontal-align="justify" draw:textarea-vertical-align="middle" draw:auto-grow-height="false" fo:min-height="0.318cm" fo:min-width="0.084cm" fo:padding-top="0.151cm" fo:padding-bottom="0.151cm" fo:padding-left="0.276cm" fo:padding-right="0.276cm"/>
      <style:paragraph-properties style:writing-mode="lr-tb"/>
    </style:style>
    <style:style style:name="gr55" style:family="graphic" style:parent-style-name="standard" style:list-style-name="L1">
      <style:graphic-properties svg:stroke-width="0.053cm" svg:stroke-color="#fde725" draw:marker-start-width="0.279cm" draw:marker-end-width="0.279cm" draw:fill-color="#fefad3" draw:textarea-horizontal-align="justify" draw:textarea-vertical-align="middle" draw:auto-grow-height="false" fo:min-height="0.318cm" fo:min-width="0.083cm" fo:padding-top="0.151cm" fo:padding-bottom="0.151cm" fo:padding-left="0.276cm" fo:padding-right="0.276cm"/>
      <style:paragraph-properties style:writing-mode="lr-tb"/>
    </style:style>
    <style:style style:name="gr56" style:family="graphic" style:parent-style-name="objectwithoutfill">
      <style:graphic-properties draw:stroke="solid" svg:stroke-width="0.035cm" svg:stroke-color="#666666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7" style:family="graphic" style:parent-style-name="objectwithoutfill">
      <style:graphic-properties svg:stroke-width="0.053cm" svg:stroke-color="#5ec962" draw:marker-start-width="0.279cm" draw:marker-end-width="0.279cm" draw:fill="solid" draw:fill-color="#def4df" draw:textarea-vertical-align="middle" draw:auto-grow-height="false" fo:padding-top="0.151cm" fo:padding-bottom="0.151cm" fo:padding-left="0.276cm" fo:padding-right="0.276cm"/>
    </style:style>
    <style:style style:name="gr58" style:family="graphic" style:parent-style-name="standard">
      <style:graphic-properties svg:stroke-width="0.053cm" svg:stroke-color="#5ec962" draw:marker-start-width="0.279cm" draw:marker-end-width="0.279cm" draw:fill-color="#def4d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9" style:family="graphic" style:parent-style-name="objectwithoutfill">
      <style:graphic-properties svg:stroke-width="0.053cm" svg:stroke-color="#fde725" draw:marker-start-width="0.279cm" draw:marker-end-width="0.279cm" draw:fill="solid" draw:fill-color="#fefad3" draw:textarea-vertical-align="middle" draw:auto-grow-height="false" fo:min-height="0.316cm" fo:min-width="0.066cm" fo:padding-top="0.151cm" fo:padding-bottom="0.151cm" fo:padding-left="0.276cm" fo:padding-right="0.276cm"/>
    </style:style>
    <style:style style:name="gr60" style:family="graphic" style:parent-style-name="standard">
      <style:graphic-properties svg:stroke-width="0.053cm" svg:stroke-color="#fde725" draw:marker-start-width="0.279cm" draw:marker-end-width="0.279cm" draw:fill-color="#fefad3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61" style:family="graphic" style:parent-style-name="standard">
      <style:graphic-properties draw:stroke="none" draw:stroke-dash="Long_20_Dash" svg:stroke-width="0.035cm" svg:stroke-color="#000000" draw:marker-start-width="0.252cm" draw:marker-end-width="0.252cm" svg:stroke-linecap="butt" draw:fill="solid" draw:fill-color="#eeeeee" draw:opacity="50%" draw:textarea-horizontal-align="justify" draw:textarea-vertical-align="middle" draw:auto-grow-height="false" fo:min-height="0.416cm" fo:min-width="3.947cm" fo:padding-top="0.142cm" fo:padding-bottom="0.142cm" fo:padding-left="0.267cm" fo:padding-right="0.267cm"/>
      <style:paragraph-properties style:writing-mode="lr-tb"/>
    </style:style>
    <style:style style:name="gr62" style:family="graphic" style:parent-style-name="objectwithoutfill">
      <style:graphic-properties svg:stroke-width="0.028cm" svg:stroke-color="#666666" draw:marker-start="Linienspitzen_20_21" draw:marker-start-width="0.342cm" draw:marker-end="Linienspitzen_20_10" draw:marker-end-width="0.342cm" draw:fill="none" draw:textarea-vertical-align="middle" fo:padding-top="0.139cm" fo:padding-bottom="0.139cm" fo:padding-left="0.264cm" fo:padding-right="0.264cm"/>
    </style:style>
    <style:style style:name="gr63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4" style:family="graphic" style:parent-style-name="objectwithoutfill">
      <style:graphic-properties svg:stroke-width="0.212cm" svg:stroke-color="#b2b2b2" draw:marker-start-width="0.517cm" draw:marker-end="Linienspitzen_20_20" draw:marker-end-width="0.517cm" draw:fill="none" draw:textarea-vertical-align="middle" fo:padding-top="0.23cm" fo:padding-bottom="0.23cm" fo:padding-left="0.355cm" fo:padding-right="0.355cm"/>
    </style:style>
    <style:style style:name="gr65" style:family="graphic" style:parent-style-name="standard">
      <style:graphic-properties draw:stroke="none" draw:stroke-dash="Long_20_Dash" svg:stroke-width="0.035cm" svg:stroke-color="#000000" draw:marker-start-width="0.252cm" draw:marker-end-width="0.252cm" svg:stroke-linecap="butt" draw:fill="none" draw:fill-color="#eeeeee" draw:opacity="50%" draw:textarea-horizontal-align="justify" draw:textarea-vertical-align="middle" draw:auto-grow-height="false" fo:min-height="0.716cm" fo:min-width="2.466cm" fo:padding-top="0.142cm" fo:padding-bottom="0.142cm" fo:padding-left="0.267cm" fo:padding-right="0.267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266cm"/>
      <style:paragraph-properties style:writing-mode="lr-tb"/>
    </style:style>
    <style:style style:name="gr67" style:family="graphic" style:parent-style-name="standard">
      <style:graphic-properties draw:stroke="none" svg:stroke-opacity="25%" draw:fill-color="#440154" draw:opacity="50%" draw:textarea-horizontal-align="justify" draw:textarea-vertical-align="middle" draw:auto-grow-height="false" fo:min-height="1.75cm" fo:min-width="0cm"/>
    </style:style>
    <style:style style:name="gr68" style:family="graphic" style:parent-style-name="standard">
      <style:graphic-properties draw:stroke="none" svg:stroke-opacity="25%" draw:fill-color="#440154" draw:opacity="50%" draw:textarea-horizontal-align="justify" draw:textarea-vertical-align="middle" draw:auto-grow-height="false" fo:min-height="0.856cm" fo:min-width="0cm"/>
    </style:style>
    <style:style style:name="gr69" style:family="graphic" style:parent-style-name="standard">
      <style:graphic-properties draw:stroke="none" draw:fill-color="#440154" draw:textarea-horizontal-align="justify" draw:textarea-vertical-align="middle" draw:auto-grow-height="false" fo:min-height="0cm" fo:min-width="0cm"/>
    </style:style>
    <style:style style:name="gr70" style:family="graphic" style:parent-style-name="standard">
      <style:graphic-properties draw:stroke="none" svg:stroke-opacity="25%" draw:fill-color="#414487" draw:opacity="50%" draw:textarea-horizontal-align="justify" draw:textarea-vertical-align="middle" draw:auto-grow-height="false" fo:min-height="1.75cm" fo:min-width="0cm"/>
    </style:style>
    <style:style style:name="gr71" style:family="graphic" style:parent-style-name="standard">
      <style:graphic-properties draw:stroke="none" svg:stroke-opacity="25%" draw:fill-color="#414487" draw:opacity="50%" draw:textarea-horizontal-align="justify" draw:textarea-vertical-align="middle" draw:auto-grow-height="false" fo:min-height="0.856cm" fo:min-width="0cm"/>
    </style:style>
    <style:style style:name="gr72" style:family="graphic" style:parent-style-name="standard">
      <style:graphic-properties draw:stroke="none" draw:fill-color="#414487" draw:textarea-horizontal-align="justify" draw:textarea-vertical-align="middle" draw:auto-grow-height="false" fo:min-height="0cm" fo:min-width="0cm"/>
    </style:style>
    <style:style style:name="gr73" style:family="graphic" style:parent-style-name="standard">
      <style:graphic-properties draw:stroke="none" svg:stroke-opacity="25%" draw:fill-color="#2a788e" draw:opacity="50%" draw:textarea-horizontal-align="justify" draw:textarea-vertical-align="middle" draw:auto-grow-height="false" fo:min-height="1.75cm" fo:min-width="0cm"/>
    </style:style>
    <style:style style:name="gr74" style:family="graphic" style:parent-style-name="standard">
      <style:graphic-properties draw:stroke="none" svg:stroke-opacity="25%" draw:fill-color="#2a788e" draw:opacity="50%" draw:textarea-horizontal-align="justify" draw:textarea-vertical-align="middle" draw:auto-grow-height="false" fo:min-height="0.856cm" fo:min-width="0cm"/>
    </style:style>
    <style:style style:name="gr75" style:family="graphic" style:parent-style-name="standard">
      <style:graphic-properties draw:stroke="none" draw:fill-color="#2a788e" draw:textarea-horizontal-align="justify" draw:textarea-vertical-align="middle" draw:auto-grow-height="false" fo:min-height="0cm" fo:min-width="0cm"/>
    </style:style>
    <style:style style:name="gr76" style:family="graphic" style:parent-style-name="standard">
      <style:graphic-properties draw:stroke="none" svg:stroke-opacity="25%" draw:fill-color="#22a884" draw:opacity="50%" draw:textarea-horizontal-align="justify" draw:textarea-vertical-align="middle" draw:auto-grow-height="false" fo:min-height="1.75cm" fo:min-width="0cm"/>
    </style:style>
    <style:style style:name="gr77" style:family="graphic" style:parent-style-name="standard">
      <style:graphic-properties draw:stroke="none" svg:stroke-opacity="25%" draw:fill-color="#22a884" draw:opacity="50%" draw:textarea-horizontal-align="justify" draw:textarea-vertical-align="middle" draw:auto-grow-height="false" fo:min-height="0.856cm" fo:min-width="0cm"/>
    </style:style>
    <style:style style:name="gr78" style:family="graphic" style:parent-style-name="standard">
      <style:graphic-properties draw:stroke="none" draw:fill-color="#22a884" draw:textarea-horizontal-align="justify" draw:textarea-vertical-align="middle" draw:auto-grow-height="false" fo:min-height="0cm" fo:min-width="0cm"/>
    </style:style>
    <style:style style:name="gr79" style:family="graphic" style:parent-style-name="standard">
      <style:graphic-properties draw:stroke="none" svg:stroke-opacity="25%" draw:fill-color="#7ad151" draw:opacity="50%" draw:textarea-horizontal-align="justify" draw:textarea-vertical-align="middle" draw:auto-grow-height="false" fo:min-height="1.75cm" fo:min-width="0cm"/>
    </style:style>
    <style:style style:name="gr80" style:family="graphic" style:parent-style-name="standard">
      <style:graphic-properties draw:stroke="none" svg:stroke-opacity="25%" draw:fill-color="#7ad151" draw:opacity="50%" draw:textarea-horizontal-align="justify" draw:textarea-vertical-align="middle" draw:auto-grow-height="false" fo:min-height="0.856cm" fo:min-width="0cm"/>
    </style:style>
    <style:style style:name="gr81" style:family="graphic" style:parent-style-name="standard">
      <style:graphic-properties draw:stroke="none" draw:fill-color="#7ad151" draw:textarea-horizontal-align="justify" draw:textarea-vertical-align="middle" draw:auto-grow-height="false" fo:min-height="0cm" fo:min-width="0cm"/>
    </style:style>
    <style:style style:name="gr82" style:family="graphic" style:parent-style-name="standard">
      <style:graphic-properties draw:stroke="none" svg:stroke-opacity="25%" draw:fill-color="#fde725" draw:opacity="50%" draw:textarea-horizontal-align="justify" draw:textarea-vertical-align="middle" draw:auto-grow-height="false" fo:min-height="1.75cm" fo:min-width="0cm"/>
    </style:style>
    <style:style style:name="gr83" style:family="graphic" style:parent-style-name="standard">
      <style:graphic-properties draw:stroke="none" svg:stroke-opacity="25%" draw:fill-color="#fde725" draw:opacity="50%" draw:textarea-horizontal-align="justify" draw:textarea-vertical-align="middle" draw:auto-grow-height="false" fo:min-height="0.856cm" fo:min-width="0cm"/>
    </style:style>
    <style:style style:name="gr84" style:family="graphic" style:parent-style-name="standard">
      <style:graphic-properties draw:stroke="none" draw:fill-color="#fde725" draw:textarea-horizontal-align="justify" draw:textarea-vertical-align="middle" draw:auto-grow-height="false" fo:min-height="0cm" fo:min-width="0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  <style:paragraph-properties style:writing-mode="lr-tb"/>
    </style:style>
    <style:style style:name="gr87" style:family="graphic" style:parent-style-name="standard">
      <style:graphic-properties draw:stroke="none" draw:stroke-dash="Long_20_Dash" svg:stroke-width="0.035cm" svg:stroke-color="#000000" draw:marker-start-width="0.252cm" draw:marker-end-width="0.252cm" svg:stroke-linecap="butt" draw:fill="solid" draw:fill-color="#eeeeee" draw:opacity="50%" draw:textarea-horizontal-align="justify" draw:textarea-vertical-align="middle" draw:auto-grow-height="false" fo:min-height="0.416cm" fo:min-width="4.008cm" fo:padding-top="0.142cm" fo:padding-bottom="0.142cm" fo:padding-left="0.267cm" fo:padding-right="0.267cm"/>
      <style:paragraph-properties style:writing-mode="lr-tb"/>
    </style:style>
    <style:style style:name="gr88" style:family="graphic" style:parent-style-name="standard">
      <style:graphic-properties draw:stroke="none" draw:stroke-dash="Long_20_Dash" svg:stroke-width="0.035cm" svg:stroke-color="#000000" draw:marker-start-width="0.252cm" draw:marker-end-width="0.252cm" svg:stroke-linecap="butt" draw:fill="solid" draw:fill-color="#eeeeee" draw:opacity="50%" draw:textarea-horizontal-align="justify" draw:textarea-vertical-align="middle" draw:auto-grow-height="false" fo:min-height="0.416cm" fo:min-width="3.982cm" fo:padding-top="0.142cm" fo:padding-bottom="0.142cm" fo:padding-left="0.267cm" fo:padding-right="0.267cm"/>
      <style:paragraph-properties style:writing-mode="lr-tb"/>
    </style:style>
    <style:style style:name="gr89" style:family="graphic" style:parent-style-name="standard">
      <style:graphic-properties draw:stroke="none" draw:stroke-dash="Long_20_Dash" svg:stroke-width="0.035cm" svg:stroke-color="#000000" draw:marker-start-width="0.252cm" draw:marker-end-width="0.252cm" svg:stroke-linecap="butt" draw:fill="solid" draw:fill-color="#eeeeee" draw:opacity="50%" draw:textarea-horizontal-align="justify" draw:textarea-vertical-align="middle" draw:auto-grow-height="false" fo:min-height="0.416cm" fo:min-width="5.385cm" fo:padding-top="0.142cm" fo:padding-bottom="0.142cm" fo:padding-left="0.267cm" fo:padding-right="0.267cm"/>
      <style:paragraph-properties style:writing-mode="lr-tb"/>
    </style:style>
    <style:style style:name="gr90" style:family="graphic" style:parent-style-name="standard">
      <style:graphic-properties draw:stroke="none" draw:stroke-dash="Long_20_Dash" svg:stroke-width="0.035cm" svg:stroke-color="#000000" draw:marker-start-width="0.252cm" draw:marker-end-width="0.252cm" svg:stroke-linecap="butt" draw:fill="solid" draw:fill-color="#eeeeee" draw:opacity="50%" draw:textarea-horizontal-align="justify" draw:textarea-vertical-align="middle" draw:auto-grow-height="false" fo:min-height="0.416cm" fo:min-width="8.954cm" fo:padding-top="0.142cm" fo:padding-bottom="0.142cm" fo:padding-left="0.267cm" fo:padding-right="0.267cm"/>
      <style:paragraph-properties style:writing-mode="lr-tb"/>
    </style:style>
    <style:style style:name="gr91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eeeeee" draw:opacity="50%"/>
      <style:paragraph-properties fo:text-align="center"/>
    </style:style>
    <style:style style:name="P2" style:family="paragraph">
      <loext:graphic-properties draw:fill="bitmap" draw:fill-image-name="Bitmap_20_2" style:repeat="stretch"/>
      <style:paragraph-properties fo:text-align="center"/>
    </style:style>
    <style:style style:name="P3" style:family="paragraph">
      <style:paragraph-properties fo:text-align="center" style:writing-mode="lr-tb"/>
      <style:text-properties style:font-name="Arial" fo:font-size="7.80000019073486pt" fo:font-style="normal" fo:font-weight="bold" style:font-size-asian="8pt" style:font-size-complex="8pt"/>
    </style:style>
    <style:style style:name="P4" style:family="paragraph">
      <loext:graphic-properties draw:fill="solid" draw:fill-color="#eeeeee"/>
      <style:paragraph-properties fo:text-align="center" style:writing-mode="lr-tb"/>
      <style:text-properties style:font-name="Arial" fo:font-size="7.80000019073486pt" fo:font-style="normal" fo:font-weight="bold" style:font-size-asian="8pt" style:font-size-complex="8pt"/>
    </style:style>
    <style:style style:name="P5" style:family="paragraph">
      <style:paragraph-properties fo:text-align="center" style:writing-mode="lr-tb"/>
      <style:text-properties style:font-name="Arial" fo:font-size="10.3000001907349pt" style:font-size-asian="10.5pt" style:font-size-complex="10.5pt"/>
    </style:style>
    <style:style style:name="P6" style:family="paragraph">
      <loext:graphic-properties draw:fill="none" draw:fill-color="#eeeeee"/>
      <style:paragraph-properties fo:text-align="center" style:writing-mode="lr-tb"/>
      <style:text-properties style:font-name="Arial" fo:font-size="10.3000001907349pt" style:font-size-asian="10.5pt" style:font-size-complex="10.5pt"/>
    </style:style>
    <style:style style:name="P7" style:family="paragraph">
      <style:paragraph-properties fo:text-align="center" style:writing-mode="lr-tb"/>
      <style:text-properties fo:color="#21918c" loext:opacity="100%" style:font-name="Arial" fo:font-size="9.80000019073486pt" style:font-size-asian="10pt" style:font-size-complex="10pt"/>
    </style:style>
    <style:style style:name="P8" style:family="paragraph">
      <loext:graphic-properties draw:fill-color="#c7e3e2"/>
      <style:paragraph-properties fo:text-align="center" style:writing-mode="lr-tb"/>
      <style:text-properties fo:color="#21918c" loext:opacity="100%" style:font-name="Arial" fo:font-size="9.80000019073486pt" style:font-size-asian="10pt" style:font-size-complex="10pt"/>
    </style:style>
    <style:style style:name="P9" style:family="paragraph">
      <style:paragraph-properties fo:text-align="center" style:writing-mode="lr-tb"/>
      <style:text-properties fo:color="#5ec962" loext:opacity="100%" style:font-name="Arial" fo:font-size="9.80000019073486pt" style:font-size-asian="10pt" style:font-size-complex="10pt"/>
    </style:style>
    <style:style style:name="P10" style:family="paragraph">
      <loext:graphic-properties draw:fill-color="#def4df"/>
      <style:paragraph-properties fo:text-align="center" style:writing-mode="lr-tb"/>
      <style:text-properties fo:color="#5ec962" loext:opacity="100%" style:font-name="Arial" fo:font-size="9.80000019073486pt" style:font-size-asian="10pt" style:font-size-complex="10pt"/>
    </style:style>
    <style:style style:name="P11" style:family="paragraph">
      <style:paragraph-properties fo:text-align="center" style:writing-mode="lr-tb"/>
      <style:text-properties fo:color="#fde725" loext:opacity="100%" style:font-name="Arial" fo:font-size="9.80000019073486pt" style:font-size-asian="10pt" style:font-size-complex="10pt"/>
    </style:style>
    <style:style style:name="P12" style:family="paragraph">
      <loext:graphic-properties draw:fill-color="#fefad3"/>
      <style:paragraph-properties fo:text-align="center" style:writing-mode="lr-tb"/>
      <style:text-properties fo:color="#fde725" loext:opacity="100%" style:font-name="Arial" fo:font-size="9.80000019073486pt" style:font-size-asian="10pt" style:font-size-complex="10pt"/>
    </style:style>
    <style:style style:name="P13" style:family="paragraph">
      <loext:graphic-properties draw:fill-color="#c7e3e2" draw:opacity="100%"/>
      <style:paragraph-properties fo:text-align="center" style:writing-mode="lr-tb"/>
      <style:text-properties fo:color="#21918c" loext:opacity="100%" style:font-name="Arial" fo:font-size="9.80000019073486pt" style:font-size-asian="10pt" style:font-size-complex="10pt"/>
    </style:style>
    <style:style style:name="P14" style:family="paragraph">
      <loext:graphic-properties draw:fill="none" draw:opacity="100%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 style:writing-mode="lr-tb"/>
      <style:text-properties fo:color="#5ec962" loext:opacity="100%" style:font-name="Arial" fo:font-size="9.80000019073486pt" style:letter-kerning="true" style:font-name-asian="Noto Sans CJK SC" style:font-size-asian="10pt" style:font-name-complex="Lohit Devanagari" style:font-size-complex="10pt"/>
    </style:style>
    <style:style style:name="P17" style:family="paragraph">
      <loext:graphic-properties draw:fill-color="#def4df"/>
      <style:paragraph-properties fo:text-align="center" style:writing-mode="lr-tb"/>
      <style:text-properties fo:color="#5ec962" loext:opacity="100%" style:font-name="Arial" fo:font-size="9.80000019073486pt" style:letter-kerning="true" style:font-name-asian="Noto Sans CJK SC" style:font-size-asian="10pt" style:font-name-complex="Lohit Devanagari" style:font-size-complex="10pt"/>
    </style:style>
    <style:style style:name="P18" style:family="paragraph">
      <style:paragraph-properties fo:text-align="center" style:writing-mode="lr-tb"/>
      <style:text-properties fo:color="#fde725" loext:opacity="100%" style:font-name="Arial" fo:font-size="9.80000019073486pt" style:letter-kerning="true" style:font-name-asian="Noto Sans CJK SC" style:font-size-asian="10pt" style:font-name-complex="Lohit Devanagari" style:font-size-complex="10pt"/>
    </style:style>
    <style:style style:name="P19" style:family="paragraph">
      <loext:graphic-properties draw:fill-color="#fefad3"/>
      <style:paragraph-properties fo:text-align="center" style:writing-mode="lr-tb"/>
      <style:text-properties fo:color="#fde725" loext:opacity="100%" style:font-name="Arial" fo:font-size="9.80000019073486pt" style:letter-kerning="true" style:font-name-asian="Noto Sans CJK SC" style:font-size-asian="10pt" style:font-name-complex="Lohit Devanagari" style:font-size-complex="10pt"/>
    </style:style>
    <style:style style:name="P20" style:family="paragraph">
      <loext:graphic-properties draw:fill-color="#c7e3e2"/>
      <style:paragraph-properties fo:text-align="center" style:writing-mode="lr-tb"/>
      <style:text-properties fo:color="#21918c" loext:opacity="100%" style:font-name="Arial" fo:font-size="10pt" style:letter-kerning="true" style:font-name-asian="Noto Sans CJK SC" style:font-size-asian="10pt" style:font-name-complex="Lohit Devanagari" style:font-size-complex="10pt"/>
    </style:style>
    <style:style style:name="P21" style:family="paragraph">
      <loext:graphic-properties draw:fill-color="#def4df"/>
      <style:paragraph-properties fo:text-align="center" style:writing-mode="lr-tb"/>
      <style:text-properties fo:color="#5ec962" loext:opacity="100%" style:font-name="Arial" fo:font-size="10pt" style:letter-kerning="true" style:font-name-asian="Noto Sans CJK SC" style:font-size-asian="10pt" style:font-name-complex="Lohit Devanagari" style:font-size-complex="10pt"/>
    </style:style>
    <style:style style:name="P22" style:family="paragraph">
      <loext:graphic-properties draw:fill-color="#fefad3"/>
      <style:paragraph-properties fo:text-align="center" style:writing-mode="lr-tb"/>
      <style:text-properties fo:color="#fde725" loext:opacity="100%" style:font-name="Arial" fo:font-size="10pt" style:letter-kerning="true" style:font-name-asian="Noto Sans CJK SC" style:font-size-asian="10pt" style:font-name-complex="Lohit Devanagari" style:font-size-complex="10pt"/>
    </style:style>
    <style:style style:name="P23" style:family="paragraph">
      <loext:graphic-properties draw:fill="solid" draw:fill-color="#def4df"/>
      <style:paragraph-properties fo:text-align="center"/>
      <style:text-properties fo:color="#5ec962" loext:opacity="100%" style:font-name="Arial" fo:font-size="10pt" style:font-size-asian="10pt" style:font-size-complex="10pt"/>
    </style:style>
    <style:style style:name="P24" style:family="paragraph">
      <loext:graphic-properties draw:fill-color="#def4df"/>
      <style:paragraph-properties fo:text-align="center"/>
      <style:text-properties fo:color="#5ec962" loext:opacity="100%" style:font-name="Arial" fo:font-size="10pt" style:font-size-asian="10pt" style:font-size-complex="10pt"/>
    </style:style>
    <style:style style:name="P25" style:family="paragraph">
      <loext:graphic-properties draw:fill="solid" draw:fill-color="#fefad3"/>
      <style:paragraph-properties fo:text-align="center"/>
      <style:text-properties fo:color="#fde725" loext:opacity="100%" style:font-name="Arial" fo:font-size="10pt" style:font-size-asian="10pt" style:font-size-complex="10pt"/>
    </style:style>
    <style:style style:name="P26" style:family="paragraph">
      <loext:graphic-properties draw:fill-color="#fefad3"/>
      <style:paragraph-properties fo:text-align="center"/>
      <style:text-properties fo:color="#fde725" loext:opacity="100%" style:font-name="Arial" fo:font-size="10pt" style:font-size-asian="10pt" style:font-size-complex="10pt"/>
    </style:style>
    <style:style style:name="P27" style:family="paragraph">
      <style:paragraph-properties fo:text-align="center" style:writing-mode="lr-tb"/>
      <style:text-properties fo:font-size="14.8000001907349pt" style:font-size-asian="15pt" style:font-size-complex="15pt"/>
    </style:style>
    <style:style style:name="P28" style:family="paragraph">
      <loext:graphic-properties draw:fill="solid" draw:fill-color="#eeeeee" draw:opacity="50%"/>
      <style:paragraph-properties fo:text-align="center" style:writing-mode="lr-tb"/>
      <style:text-properties fo:font-size="14.8000001907349pt" style:font-size-asian="15pt" style:font-size-complex="15pt"/>
    </style:style>
    <style:style style:name="P29" style:family="paragraph">
      <loext:graphic-properties draw:fill="none" draw:fill-color="#eeeeee" draw:opacity="50%"/>
      <style:paragraph-properties fo:text-align="center" style:writing-mode="lr-tb"/>
      <style:text-properties fo:font-size="14.8000001907349pt" style:font-size-asian="15pt" style:font-size-complex="15pt"/>
    </style:style>
    <style:style style:name="P30" style:family="paragraph">
      <style:paragraph-properties fo:text-align="center"/>
    </style:style>
    <style:style style:name="P31" style:family="paragraph">
      <loext:graphic-properties draw:fill="none" draw:fill-color="#ffffff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32" style:family="paragraph">
      <loext:graphic-properties draw:fill-color="#440154" draw:opacity="50%"/>
      <style:paragraph-properties fo:text-align="center"/>
    </style:style>
    <style:style style:name="P33" style:family="paragraph">
      <loext:graphic-properties draw:fill-color="#440154"/>
      <style:paragraph-properties fo:text-align="center"/>
    </style:style>
    <style:style style:name="P34" style:family="paragraph">
      <loext:graphic-properties draw:fill-color="#414487" draw:opacity="50%"/>
      <style:paragraph-properties fo:text-align="center"/>
    </style:style>
    <style:style style:name="P35" style:family="paragraph">
      <loext:graphic-properties draw:fill-color="#414487"/>
      <style:paragraph-properties fo:text-align="center"/>
    </style:style>
    <style:style style:name="P36" style:family="paragraph">
      <loext:graphic-properties draw:fill-color="#2a788e" draw:opacity="50%"/>
      <style:paragraph-properties fo:text-align="center"/>
    </style:style>
    <style:style style:name="P37" style:family="paragraph">
      <loext:graphic-properties draw:fill-color="#2a788e"/>
      <style:paragraph-properties fo:text-align="center"/>
    </style:style>
    <style:style style:name="P38" style:family="paragraph">
      <loext:graphic-properties draw:fill-color="#22a884" draw:opacity="50%"/>
      <style:paragraph-properties fo:text-align="center"/>
    </style:style>
    <style:style style:name="P39" style:family="paragraph">
      <loext:graphic-properties draw:fill-color="#22a884"/>
      <style:paragraph-properties fo:text-align="center"/>
    </style:style>
    <style:style style:name="P40" style:family="paragraph">
      <loext:graphic-properties draw:fill-color="#7ad151" draw:opacity="50%"/>
      <style:paragraph-properties fo:text-align="center"/>
    </style:style>
    <style:style style:name="P41" style:family="paragraph">
      <loext:graphic-properties draw:fill-color="#7ad151"/>
      <style:paragraph-properties fo:text-align="center"/>
    </style:style>
    <style:style style:name="P42" style:family="paragraph">
      <loext:graphic-properties draw:fill-color="#fde725" draw:opacity="50%"/>
      <style:paragraph-properties fo:text-align="center"/>
    </style:style>
    <style:style style:name="P43" style:family="paragraph">
      <loext:graphic-properties draw:fill-color="#fde725"/>
      <style:paragraph-properties fo:text-align="center"/>
    </style:style>
    <style:style style:name="P44" style:family="paragraph">
      <loext:graphic-properties draw:fill="none" draw:fill-color="#ffffff"/>
      <style:paragraph-properties style:writing-mode="lr-tb"/>
      <style:text-properties style:font-name="Arial" fo:font-weight="bold" style:font-weight-asian="bold" style:font-weight-complex="bold"/>
    </style:style>
    <style:style style:name="P45" style:family="paragraph">
      <loext:graphic-properties draw:fill-color="#ffffff"/>
      <style:paragraph-properties style:writing-mode="lr-tb"/>
    </style:style>
    <style:style style:name="T1" style:family="text">
      <style:text-properties style:font-name="Arial" fo:font-size="8pt" fo:font-style="normal" fo:font-weight="bold" style:font-size-asian="8pt" style:font-size-complex="8pt"/>
    </style:style>
    <style:style style:name="T2" style:family="text">
      <style:text-properties style:font-name="Arial" fo:font-size="10.5pt" style:font-size-asian="10.5pt" style:font-size-complex="10.5pt"/>
    </style:style>
    <style:style style:name="T3" style:family="text">
      <style:text-properties fo:color="#21918c" loext:opacity="100%" style:font-name="Arial" fo:font-size="10pt" style:letter-kerning="true" style:font-name-asian="Noto Sans CJK SC" style:font-size-asian="10pt" style:font-name-complex="Lohit Devanagari" style:font-size-complex="10pt"/>
    </style:style>
    <style:style style:name="T4" style:family="text">
      <style:text-properties fo:color="#5ec962" loext:opacity="100%" style:font-name="Arial" fo:font-size="10pt" style:letter-kerning="true" style:font-name-asian="Noto Sans CJK SC" style:font-size-asian="10pt" style:font-name-complex="Lohit Devanagari" style:font-size-complex="10pt"/>
    </style:style>
    <style:style style:name="T5" style:family="text">
      <style:text-properties fo:color="#fde725" loext:opacity="100%" style:font-name="Arial" fo:font-size="10pt" style:letter-kerning="true" style:font-name-asian="Noto Sans CJK SC" style:font-size-asian="10pt" style:font-name-complex="Lohit Devanagari" style:font-size-complex="10pt"/>
    </style:style>
    <style:style style:name="T6" style:family="text">
      <style:text-properties fo:color="#666666" loext:opacity="100%" style:font-name="Arial" fo:font-size="10pt" style:font-size-asian="10pt" style:font-size-complex="10pt"/>
    </style:style>
    <style:style style:name="T7" style:family="text">
      <style:text-properties fo:color="#21918c" loext:opacity="100%" style:font-name="Arial" fo:font-size="9pt" style:letter-kerning="true" style:font-name-asian="Noto Sans CJK SC" style:font-size-asian="9pt" style:font-name-complex="Lohit Devanagari" style:font-size-complex="9pt"/>
    </style:style>
    <style:style style:name="T8" style:family="text">
      <style:text-properties fo:color="#5ec962" loext:opacity="100%" style:font-name="Arial" fo:font-size="9pt" style:letter-kerning="true" style:font-name-asian="Noto Sans CJK SC" style:font-size-asian="9pt" style:font-name-complex="Lohit Devanagari" style:font-size-complex="9pt"/>
    </style:style>
    <style:style style:name="T9" style:family="text">
      <style:text-properties fo:color="#fde725" loext:opacity="100%" style:font-name="Arial" fo:font-size="9pt" style:letter-kerning="true" style:font-name-asian="Noto Sans CJK SC" style:font-size-asian="9pt" style:font-name-complex="Lohit Devanagari" style:font-size-complex="9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color="#ffffff" loext:opacity="100%" fo:font-size="10.5pt" style:font-size-asian="10.5pt" style:font-size-complex="10.5pt"/>
    </style:style>
    <style:style style:name="T13" style:family="text">
      <style:text-properties style:font-name="Arial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1.589cm" svg:height="5.936cm" svg:x="2.62cm" svg:y="15.6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" draw:text-style-name="P2" draw:layer="layout" svg:width="20.468cm" svg:height="1cm" svg:x="3.432cm" svg:y="20.369cm" svg:viewBox="0 0 20469 1001" draw:points="20469,1001 0,572 0,429 20469,0">
          <text:p/>
        </draw:polygon>
        <draw:custom-shape draw:style-name="gr3" draw:text-style-name="P1" draw:layer="layout" svg:width="21.589cm" svg:height="9.427cm" svg:x="2.62cm" svg:y="0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1.589cm" svg:height="4.566cm" svg:x="2.62cm" svg:y="10.2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2.987cm" svg:height="0.503cm" svg:x="2.62cm" svg:y="15.019cm">
          <text:p text:style-name="P3"><text:span text:style-name="T1">SS</text:span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2.987cm" svg:height="0.503cm" svg:x="6.34cm" svg:y="15.019cm">
          <text:p text:style-name="P3"><text:span text:style-name="T1">S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2.987cm" svg:height="0.503cm" svg:x="10.058cm" svg:y="15.019cm">
          <text:p text:style-name="P3"><text:span text:style-name="T1">D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2.987cm" svg:height="0.503cm" svg:x="17.501cm" svg:y="15.019cm">
          <text:p text:style-name="P3"><text:span text:style-name="T1">D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2.987cm" svg:height="0.503cm" svg:x="13.779cm" svg:y="15.019cm">
          <text:p text:style-name="P3"><text:span text:style-name="T1">DS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2.987cm" svg:height="0.503cm" svg:x="21.221cm" svg:y="15.019cm">
          <text:p text:style-name="P3"><text:span text:style-name="T1">DM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8" draw:id="id8" draw:layer="layout" svg:width="3.086cm" svg:height="1.499cm" svg:x="2.617cm" svg:y="12.021cm">
          <text:p text:style-name="P5"><text:span text:style-name="T2">Static</text:span></text:p>
          <text:p text:style-name="P5"><text:span text:style-name="T2">Covaria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10" draw:id="id10" draw:layer="layout" svg:width="3.082cm" svg:height="1.54cm" svg:x="6.323cm" svg:y="12.021cm">
          <text:p text:style-name="P5"><text:span text:style-name="T2">Static Covaria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12" draw:id="id12" draw:layer="layout" svg:width="3.082cm" svg:height="1.54cm" svg:x="10.038cm" svg:y="12.021cm">
          <text:p text:style-name="P5"><text:span text:style-name="T2">Static Covaria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xml:id="id15" draw:id="id15" draw:layer="layout" svg:width="2.987cm" svg:height="1.499cm" svg:x="17.511cm" svg:y="12.021cm">
          <text:p text:style-name="P5"><text:span text:style-name="T2">Static Covaria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13" draw:id="id13" draw:layer="layout" svg:width="3.082cm" svg:height="1.54cm" svg:x="13.748cm" svg:y="12.021cm">
          <text:p text:style-name="P5"><text:span text:style-name="T2">Dynamic Covaria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xml:id="id16" draw:id="id16" draw:layer="layout" svg:width="2.987cm" svg:height="1.499cm" svg:x="21.221cm" svg:y="12.021cm">
          <text:p text:style-name="P5"><text:span text:style-name="T2">Dynamic Covaria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2" draw:id="id2" draw:layer="layout" svg:width="3.082cm" svg:height="1.54cm" svg:x="2.617cm" svg:y="6.121cm">
          <text:p text:style-name="P5"><text:span text:style-name="T2">Single-Season</text:span></text:p>
          <text:p text:style-name="P5"><text:span text:style-name="T2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xml:id="id3" draw:id="id3" draw:layer="layout" svg:width="3.085cm" svg:height="1.54cm" svg:x="6.338cm" svg:y="6.121cm">
          <text:p text:style-name="P5"><text:span text:style-name="T2">Multi-Season</text:span></text:p>
          <text:p text:style-name="P5"><text:span text:style-name="T2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5" draw:id="id5" draw:layer="layout" svg:width="3.082cm" svg:height="1.54cm" svg:x="11.871cm" svg:y="6.121cm">
          <text:p text:style-name="P5"><text:span text:style-name="T2">Single-Season</text:span></text:p>
          <text:p text:style-name="P5"><text:span text:style-name="T2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6" draw:id="id6" draw:layer="layout" svg:width="3.082cm" svg:height="1.54cm" svg:x="19.376cm" svg:y="6.121cm">
          <text:p text:style-name="P5"><text:span text:style-name="T2">Multi-Season</text:span></text:p>
          <text:p text:style-name="P5"><text:span text:style-name="T2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xml:id="id17" draw:id="id17" draw:layer="layout" svg:width="2.987cm" svg:height="1.499cm" svg:x="4.463cm" svg:y="1.188cm">
          <text:p text:style-name="P5"><text:span text:style-name="T2">Static</text:span></text:p>
          <text:p text:style-name="P5"><text:span text:style-name="T2">Covaria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xml:id="id18" draw:id="id18" draw:layer="layout" svg:width="2.987cm" svg:height="1.499cm" svg:x="15.566cm" svg:y="1.188cm">
          <text:p text:style-name="P5"><text:span text:style-name="T2">Dynamic</text:span></text:p>
          <text:p text:style-name="P5"><text:span text:style-name="T2">Covaria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93cm" svg:height="0.966cm" svg:x="4.116cm" svg:y="3.054cm">
          <text:p text:style-name="P7"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0.993cm" svg:height="0.966cm" svg:x="5.418cm" svg:y="3.054cm">
          <text:p text:style-name="P9"><text:span text:style-name="T4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993cm" svg:height="0.966cm" svg:x="6.722cm" svg:y="3.054cm">
          <text:p text:style-name="P11"><text:span text:style-name="T5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0.992cm" svg:height="0.966cm" svg:x="15.471cm" svg:y="3.355cm">
          <text:p text:style-name="P7"><text:span text:style-name="T6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0.994cm" svg:height="0.966cm" svg:x="16.772cm" svg:y="3.355cm">
          <text:p text:style-name="P9"><text:span text:style-name="T4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993cm" svg:height="0.966cm" svg:x="18.077cm" svg:y="3.355cm">
          <text:p text:style-name="P11"><text:span text:style-name="T5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0.992cm" svg:height="0.966cm" svg:x="15.264cm" svg:y="3.153cm">
          <text:p text:style-name="P7"><text:span text:style-name="T6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0.994cm" svg:height="0.966cm" svg:x="16.566cm" svg:y="3.153cm">
          <text:p text:style-name="P9"><text:span text:style-name="T4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993cm" svg:height="0.966cm" svg:x="17.869cm" svg:y="3.153cm">
          <text:p text:style-name="P11"><text:span text:style-name="T5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93cm" svg:height="0.966cm" svg:x="15.056cm" svg:y="2.953cm">
          <text:p text:style-name="P7"><text:span text:style-name="T7">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0.994cm" svg:height="0.966cm" svg:x="16.359cm" svg:y="2.953cm">
          <text:p text:style-name="P9"><text:span text:style-name="T8">B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draw:layer="layout" svg:width="0.992cm" svg:height="0.966cm" svg:x="17.663cm" svg:y="2.953cm">
          <text:p text:style-name="P11"><text:span text:style-name="T9">C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xml:id="id1" draw:id="id1" draw:layer="layout" svg:width="6.683cm" svg:height="4cm" svg:x="2.617cm" svg:y="1.0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5" draw:layer="layout" svg:x1="5.958cm" svg:y1="5.019cm" svg:x2="4.158cm" svg:y2="6.121cm" draw:start-shape="id1" draw:start-glue-point="2" draw:end-shape="id2" draw:end-glue-point="0" svg:d="M5958 5019v551h-1800v551" svg:viewBox="0 0 1801 1103">
          <text:p/>
        </draw:connector>
        <draw:connector draw:style-name="gr19" draw:text-style-name="P15" draw:layer="layout" svg:x1="5.958cm" svg:y1="5.019cm" svg:x2="7.88cm" svg:y2="6.121cm" draw:start-shape="id1" draw:start-glue-point="2" draw:end-shape="id3" draw:end-glue-point="0" svg:d="M5958 5019v551h1922v551" svg:viewBox="0 0 1923 1103">
          <text:p/>
        </draw:connector>
        <draw:custom-shape draw:style-name="gr17" draw:text-style-name="P14" xml:id="id4" draw:id="id4" draw:layer="layout" svg:width="6.683cm" svg:height="4cm" svg:x="13.825cm" svg:y="1.0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5" draw:layer="layout" svg:x1="17.166cm" svg:y1="5.019cm" svg:x2="13.412cm" svg:y2="6.121cm" draw:start-shape="id4" draw:start-glue-point="2" draw:end-shape="id5" draw:end-glue-point="0" svg:d="M17166 5019v551h-3754v551" svg:viewBox="0 0 3755 1103">
          <text:p/>
        </draw:connector>
        <draw:connector draw:style-name="gr21" draw:text-style-name="P15" draw:layer="layout" svg:x1="17.166cm" svg:y1="5.019cm" svg:x2="20.917cm" svg:y2="6.121cm" draw:start-shape="id4" draw:start-glue-point="2" draw:end-shape="id6" draw:end-glue-point="0" svg:d="M17166 5019v551h3751v551" svg:viewBox="0 0 3752 1103">
          <text:p/>
        </draw:connector>
        <draw:custom-shape draw:style-name="gr22" draw:text-style-name="P14" xml:id="id7" draw:id="id7" draw:layer="layout" svg:width="3.082cm" svg:height="3.972cm" svg:x="2.617cm" svg:y="5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4" xml:id="id11" draw:id="id11" draw:layer="layout" svg:width="3.082cm" svg:height="3.972cm" svg:x="11.871cm" svg:y="5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4" xml:id="id9" draw:id="id9" draw:layer="layout" svg:width="3.082cm" svg:height="3.972cm" svg:x="6.323cm" svg:y="5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xml:id="id14" draw:id="id14" draw:layer="layout" svg:width="3.085cm" svg:height="3.972cm" svg:x="19.369cm" svg:y="5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5" draw:layer="layout" svg:x1="4.158cm" svg:y1="9.592cm" svg:x2="4.16cm" svg:y2="12.021cm" draw:start-shape="id7" draw:start-glue-point="2" draw:end-shape="id8" draw:end-glue-point="0" svg:d="M4158 9592v1214h2v1215" svg:viewBox="0 0 3 2430">
          <text:p/>
        </draw:connector>
        <draw:connector draw:style-name="gr25" draw:text-style-name="P15" draw:layer="layout" svg:x1="7.864cm" svg:y1="9.592cm" svg:x2="7.864cm" svg:y2="12.021cm" draw:start-shape="id9" draw:start-glue-point="2" draw:end-shape="id10" draw:end-glue-point="0" svg:d="M7864 9592v2429" svg:viewBox="0 0 1 2430">
          <text:p/>
        </draw:connector>
        <draw:connector draw:style-name="gr26" draw:text-style-name="P15" draw:layer="layout" svg:x1="13.412cm" svg:y1="9.592cm" svg:x2="11.579cm" svg:y2="12.021cm" draw:start-shape="id11" draw:start-glue-point="2" draw:end-shape="id12" draw:end-glue-point="0" svg:d="M13412 9592v1215h-1833v1214" svg:viewBox="0 0 1834 2430">
          <text:p/>
        </draw:connector>
        <draw:connector draw:style-name="gr27" draw:text-style-name="P15" draw:layer="layout" svg:x1="13.412cm" svg:y1="9.592cm" svg:x2="15.289cm" svg:y2="12.021cm" draw:start-shape="id11" draw:start-glue-point="2" draw:end-shape="id13" draw:end-glue-point="0" svg:d="M13412 9592v1215h1877v1214" svg:viewBox="0 0 1878 2430">
          <text:p/>
        </draw:connector>
        <draw:connector draw:style-name="gr28" draw:text-style-name="P15" draw:layer="layout" svg:x1="20.911cm" svg:y1="9.592cm" svg:x2="19.004cm" svg:y2="12.021cm" draw:start-shape="id14" draw:start-glue-point="2" draw:end-shape="id15" draw:end-glue-point="0" svg:d="M20911 9592v1214h-1907v1215" svg:viewBox="0 0 1908 2430">
          <text:p/>
        </draw:connector>
        <draw:connector draw:style-name="gr29" draw:text-style-name="P15" draw:layer="layout" svg:x1="20.911cm" svg:y1="9.592cm" svg:x2="22.714cm" svg:y2="12.021cm" draw:start-shape="id14" draw:start-glue-point="2" draw:end-shape="id16" draw:end-glue-point="0" svg:d="M20911 9592v1214h1803v1215" svg:viewBox="0 0 1804 2430">
          <text:p/>
        </draw:connector>
        <draw:custom-shape draw:style-name="gr30" draw:text-style-name="P8" draw:layer="layout" svg:width="0.636cm" svg:height="0.62cm" svg:x="14.191cm" svg:y="13.911cm">
          <text:p text:style-name="P7"><text:span text:style-name="T6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7" draw:layer="layout" svg:width="0.637cm" svg:height="0.62cm" svg:x="15.025cm" svg:y="13.911cm">
          <text:p text:style-name="P16"><text:span text:style-name="T4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9" draw:layer="layout" svg:width="0.635cm" svg:height="0.62cm" svg:x="15.862cm" svg:y="13.911cm">
          <text:p text:style-name="P18"><text:span text:style-name="T5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3" draw:layer="layout" svg:width="0.636cm" svg:height="0.62cm" svg:x="14.058cm" svg:y="13.783cm">
          <text:p text:style-name="P7"><text:span text:style-name="T6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7" draw:layer="layout" svg:width="0.636cm" svg:height="0.62cm" svg:x="14.893cm" svg:y="13.783cm">
          <text:p text:style-name="P16"><text:span text:style-name="T4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9" draw:layer="layout" svg:width="0.635cm" svg:height="0.62cm" svg:x="15.729cm" svg:y="13.783cm">
          <text:p text:style-name="P18"><text:span text:style-name="T5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0" draw:layer="layout" svg:width="0.635cm" svg:height="0.62cm" svg:x="13.927cm" svg:y="13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1" draw:layer="layout" svg:width="0.637cm" svg:height="0.62cm" svg:x="14.761cm" svg:y="13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2" draw:layer="layout" svg:width="0.636cm" svg:height="0.62cm" svg:x="15.596cm" svg:y="13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9" draw:text-style-name="P20" draw:layer="layout" svg:width="0.635cm" svg:height="0.62cm" svg:x="3.029cm" svg:y="13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1" draw:layer="layout" svg:width="0.636cm" svg:height="0.62cm" svg:x="3.864cm" svg:y="13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2" draw:layer="layout" svg:width="0.635cm" svg:height="0.62cm" svg:x="4.698cm" svg:y="13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2" draw:text-style-name="P20" draw:layer="layout" svg:width="0.635cm" svg:height="0.62cm" svg:x="6.627cm" svg:y="13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1" draw:layer="layout" svg:width="0.636cm" svg:height="0.62cm" svg:x="7.462cm" svg:y="13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22" draw:layer="layout" svg:width="0.635cm" svg:height="0.62cm" svg:x="8.296cm" svg:y="13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4" draw:text-style-name="P20" draw:layer="layout" svg:width="0.635cm" svg:height="0.62cm" svg:x="10.398cm" svg:y="13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1" draw:layer="layout" svg:width="0.636cm" svg:height="0.62cm" svg:x="11.233cm" svg:y="13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22" draw:layer="layout" svg:width="0.635cm" svg:height="0.62cm" svg:x="12.067cm" svg:y="13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6" draw:text-style-name="P8" draw:layer="layout" svg:width="0.635cm" svg:height="0.62cm" svg:x="21.697cm" svg:y="13.911cm">
          <text:p text:style-name="P7"><text:span text:style-name="T6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7" draw:layer="layout" svg:width="0.638cm" svg:height="0.62cm" svg:x="22.53cm" svg:y="13.911cm">
          <text:p text:style-name="P16"><text:span text:style-name="T4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9" draw:layer="layout" svg:width="0.636cm" svg:height="0.62cm" svg:x="23.365cm" svg:y="13.911cm">
          <text:p text:style-name="P18"><text:span text:style-name="T5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3" draw:layer="layout" svg:width="0.635cm" svg:height="0.62cm" svg:x="21.565cm" svg:y="13.783cm">
          <text:p text:style-name="P7"><text:span text:style-name="T6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7" draw:layer="layout" svg:width="0.636cm" svg:height="0.62cm" svg:x="22.398cm" svg:y="13.783cm">
          <text:p text:style-name="P16"><text:span text:style-name="T4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9" draw:layer="layout" svg:width="0.636cm" svg:height="0.62cm" svg:x="23.234cm" svg:y="13.783cm">
          <text:p text:style-name="P18"><text:span text:style-name="T5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0" draw:layer="layout" svg:width="0.636cm" svg:height="0.62cm" svg:x="21.431cm" svg:y="13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1" draw:layer="layout" svg:width="0.637cm" svg:height="0.62cm" svg:x="22.267cm" svg:y="13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2" draw:layer="layout" svg:width="0.636cm" svg:height="0.62cm" svg:x="23.101cm" svg:y="13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4" draw:text-style-name="P20" draw:layer="layout" svg:width="0.636cm" svg:height="0.62cm" svg:x="17.79cm" svg:y="13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1" draw:layer="layout" svg:width="0.637cm" svg:height="0.62cm" svg:x="18.626cm" svg:y="13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22" draw:layer="layout" svg:width="0.635cm" svg:height="0.62cm" svg:x="19.461cm" svg:y="13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56" draw:text-style-name="P15" draw:layer="layout" svg:x1="3.027cm" svg:y1="7.719cm" svg:x2="3.027cm" svg:y2="9.219cm">
            <text:p/>
          </draw:line>
          <draw:line draw:style-name="gr56" draw:text-style-name="P15" draw:layer="layout" svg:x1="5.083cm" svg:y1="9.219cm" svg:x2="3.027cm" svg:y2="9.219cm">
            <text:p/>
          </draw:line>
        </draw:g>
        <draw:g>
          <draw:line draw:style-name="gr57" draw:text-style-name="P23" draw:layer="layout" svg:x1="3.321cm" svg:y1="8.519cm" svg:x2="3.321cm" svg:y2="9.019cm">
            <text:p/>
          </draw:line>
          <draw:custom-shape draw:style-name="gr58" draw:text-style-name="P24" draw:layer="layout" svg:width="0.177cm" svg:height="0.262cm" svg:x="3.233cm" svg:y="8.6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57" draw:text-style-name="P23" draw:layer="layout" svg:x1="4.071cm" svg:y1="7.72cm" svg:x2="4.071cm" svg:y2="8.22cm">
            <text:p/>
          </draw:line>
          <draw:custom-shape draw:style-name="gr58" draw:text-style-name="P24" draw:layer="layout" svg:width="0.177cm" svg:height="0.262cm" svg:x="3.982cm" svg:y="7.8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57" draw:text-style-name="P23" draw:layer="layout" svg:x1="4.879cm" svg:y1="8.519cm" svg:x2="4.879cm" svg:y2="9.019cm">
            <text:p/>
          </draw:line>
          <draw:custom-shape draw:style-name="gr58" draw:text-style-name="P24" draw:layer="layout" svg:width="0.177cm" svg:height="0.262cm" svg:x="4.791cm" svg:y="8.6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line draw:style-name="gr56" draw:text-style-name="P15" draw:layer="layout" svg:x1="6.782cm" svg:y1="7.716cm" svg:x2="6.782cm" svg:y2="9.216cm">
              <text:p/>
            </draw:line>
            <draw:line draw:style-name="gr56" draw:text-style-name="P15" draw:layer="layout" svg:x1="8.838cm" svg:y1="9.216cm" svg:x2="6.782cm" svg:y2="9.216cm">
              <text:p/>
            </draw:line>
          </draw:g>
          <draw:g>
            <draw:line draw:style-name="gr57" draw:text-style-name="P23" draw:layer="layout" svg:x1="7.076cm" svg:y1="8.516cm" svg:x2="7.076cm" svg:y2="9.016cm">
              <text:p/>
            </draw:line>
            <draw:custom-shape draw:style-name="gr58" draw:text-style-name="P24" draw:layer="layout" svg:width="0.175cm" svg:height="0.266cm" svg:x="6.988cm" svg:y="8.6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line draw:style-name="gr57" draw:text-style-name="P23" draw:layer="layout" svg:x1="7.824cm" svg:y1="7.716cm" svg:x2="7.824cm" svg:y2="8.216cm">
              <text:p/>
            </draw:line>
            <draw:custom-shape draw:style-name="gr58" draw:text-style-name="P24" draw:layer="layout" svg:width="0.179cm" svg:height="0.262cm" svg:x="7.734cm" svg:y="7.83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line draw:style-name="gr57" draw:text-style-name="P23" draw:layer="layout" svg:x1="8.632cm" svg:y1="8.516cm" svg:x2="8.632cm" svg:y2="9.016cm">
              <text:p/>
            </draw:line>
            <draw:custom-shape draw:style-name="gr58" draw:text-style-name="P24" draw:layer="layout" svg:width="0.178cm" svg:height="0.266cm" svg:x="8.544cm" svg:y="8.6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line draw:style-name="gr59" draw:text-style-name="P25" draw:layer="layout" svg:x1="7.296cm" svg:y1="8.116cm" svg:x2="7.296cm" svg:y2="8.616cm">
              <text:p/>
            </draw:line>
            <draw:custom-shape draw:style-name="gr60" draw:text-style-name="P26" draw:layer="layout" svg:width="0.177cm" svg:height="0.262cm" svg:x="7.208cm" svg:y="8.23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line draw:style-name="gr59" draw:text-style-name="P25" draw:layer="layout" svg:x1="8.044cm" svg:y1="8.216cm" svg:x2="8.044cm" svg:y2="8.716cm">
              <text:p/>
            </draw:line>
            <draw:custom-shape draw:style-name="gr60" draw:text-style-name="P26" draw:layer="layout" svg:width="0.178cm" svg:height="0.263cm" svg:x="7.955cm" svg:y="8.3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line draw:style-name="gr59" draw:text-style-name="P25" draw:layer="layout" svg:x1="8.852cm" svg:y1="8.116cm" svg:x2="8.852cm" svg:y2="8.616cm">
              <text:p/>
            </draw:line>
            <draw:custom-shape draw:style-name="gr60" draw:text-style-name="P26" draw:layer="layout" svg:width="0.175cm" svg:height="0.262cm" svg:x="8.765cm" svg:y="8.23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56" draw:text-style-name="P15" draw:layer="layout" svg:x1="12.338cm" svg:y1="7.714cm" svg:x2="12.338cm" svg:y2="9.214cm">
            <text:p/>
          </draw:line>
          <draw:line draw:style-name="gr56" draw:text-style-name="P15" draw:layer="layout" svg:x1="14.394cm" svg:y1="9.214cm" svg:x2="12.338cm" svg:y2="9.214cm">
            <text:p/>
          </draw:line>
        </draw:g>
        <draw:g>
          <draw:line draw:style-name="gr57" draw:text-style-name="P23" draw:layer="layout" svg:x1="12.632cm" svg:y1="8.513cm" svg:x2="12.632cm" svg:y2="9.013cm">
            <text:p/>
          </draw:line>
          <draw:custom-shape draw:style-name="gr58" draw:text-style-name="P24" draw:layer="layout" svg:width="0.177cm" svg:height="0.262cm" svg:x="12.544cm" svg:y="8.6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57" draw:text-style-name="P23" draw:layer="layout" svg:x1="13.38cm" svg:y1="7.713cm" svg:x2="13.38cm" svg:y2="8.213cm">
            <text:p/>
          </draw:line>
          <draw:custom-shape draw:style-name="gr58" draw:text-style-name="P24" draw:layer="layout" svg:width="0.177cm" svg:height="0.262cm" svg:x="13.291cm" svg:y="7.8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57" draw:text-style-name="P23" draw:layer="layout" svg:x1="14.189cm" svg:y1="8.513cm" svg:x2="14.189cm" svg:y2="9.013cm">
            <text:p/>
          </draw:line>
          <draw:custom-shape draw:style-name="gr58" draw:text-style-name="P24" draw:layer="layout" svg:width="0.177cm" svg:height="0.262cm" svg:x="14.1cm" svg:y="8.6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line draw:style-name="gr56" draw:text-style-name="P15" draw:layer="layout" svg:x1="19.85cm" svg:y1="7.707cm" svg:x2="19.85cm" svg:y2="9.207cm">
              <text:p/>
            </draw:line>
            <draw:line draw:style-name="gr56" draw:text-style-name="P15" draw:layer="layout" svg:x1="21.906cm" svg:y1="9.207cm" svg:x2="19.85cm" svg:y2="9.207cm">
              <text:p/>
            </draw:line>
          </draw:g>
          <draw:g>
            <draw:line draw:style-name="gr57" draw:text-style-name="P23" draw:layer="layout" svg:x1="20.144cm" svg:y1="8.507cm" svg:x2="20.144cm" svg:y2="9.007cm">
              <text:p/>
            </draw:line>
            <draw:custom-shape draw:style-name="gr58" draw:text-style-name="P24" draw:layer="layout" svg:width="0.175cm" svg:height="0.266cm" svg:x="20.056cm" svg:y="8.6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line draw:style-name="gr57" draw:text-style-name="P23" draw:layer="layout" svg:x1="20.892cm" svg:y1="7.707cm" svg:x2="20.892cm" svg:y2="8.207cm">
              <text:p/>
            </draw:line>
            <draw:custom-shape draw:style-name="gr58" draw:text-style-name="P24" draw:layer="layout" svg:width="0.179cm" svg:height="0.262cm" svg:x="20.802cm" svg:y="7.8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line draw:style-name="gr57" draw:text-style-name="P23" draw:layer="layout" svg:x1="21.7cm" svg:y1="8.507cm" svg:x2="21.7cm" svg:y2="9.007cm">
              <text:p/>
            </draw:line>
            <draw:custom-shape draw:style-name="gr58" draw:text-style-name="P24" draw:layer="layout" svg:width="0.178cm" svg:height="0.266cm" svg:x="21.612cm" svg:y="8.6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line draw:style-name="gr59" draw:text-style-name="P25" draw:layer="layout" svg:x1="20.364cm" svg:y1="8.107cm" svg:x2="20.364cm" svg:y2="8.607cm">
              <text:p/>
            </draw:line>
            <draw:custom-shape draw:style-name="gr60" draw:text-style-name="P26" draw:layer="layout" svg:width="0.177cm" svg:height="0.262cm" svg:x="20.276cm" svg:y="8.2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line draw:style-name="gr59" draw:text-style-name="P25" draw:layer="layout" svg:x1="21.112cm" svg:y1="8.207cm" svg:x2="21.112cm" svg:y2="8.707cm">
              <text:p/>
            </draw:line>
            <draw:custom-shape draw:style-name="gr60" draw:text-style-name="P26" draw:layer="layout" svg:width="0.178cm" svg:height="0.263cm" svg:x="21.023cm" svg:y="8.3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line draw:style-name="gr59" draw:text-style-name="P25" draw:layer="layout" svg:x1="21.92cm" svg:y1="8.107cm" svg:x2="21.92cm" svg:y2="8.607cm">
              <text:p/>
            </draw:line>
            <draw:custom-shape draw:style-name="gr60" draw:text-style-name="P26" draw:layer="layout" svg:width="0.175cm" svg:height="0.262cm" svg:x="21.833cm" svg:y="8.2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61" draw:text-style-name="P28" draw:layer="layout" svg:width="4.481cm" svg:height="0.7cm" draw:transform="rotate (1.5707963267949) translate (0.708cm 14.7cm)">
          <text:p text:style-name="P27"><text:span text:style-name="T10">Prediction / Sim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15" draw:layer="layout" svg:x1="5.956cm" svg:y1="1.188cm" svg:x2="17.059cm" svg:y2="1.188cm" draw:start-shape="id17" draw:start-glue-point="0" draw:end-shape="id18" draw:end-glue-point="0" svg:d="M5956 1188v-501h11103v501" svg:viewBox="0 0 11104 502">
          <text:p/>
        </draw:connector>
        <draw:line draw:style-name="gr63" draw:text-style-name="P15" draw:layer="layout" svg:x1="3.367cm" svg:y1="16.469cm" svg:x2="3.367cm" svg:y2="20.069cm">
          <text:p/>
        </draw:line>
        <draw:line draw:style-name="gr63" draw:text-style-name="P15" draw:layer="layout" svg:x1="23.882cm" svg:y1="20.069cm" svg:x2="3.367cm" svg:y2="20.069cm">
          <text:p/>
        </draw:line>
        <draw:path draw:style-name="gr64" draw:text-style-name="P15" draw:layer="layout" svg:width="19.999cm" svg:height="2.499cm" svg:x="3.384cm" svg:y="16.52cm" svg:viewBox="0 0 20000 2500" svg:d="M0 2500c13500 0 20000-2500 20000-2500">
          <text:p/>
        </draw:path>
        <draw:custom-shape draw:style-name="gr65" draw:text-style-name="P29" draw:layer="layout" svg:width="3cm" svg:height="1cm" draw:transform="rotate (1.5707963267949) translate (2.518cm 19.669cm)">
          <text:p text:style-name="P27"><text:span text:style-name="T11">Predictive Po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31" draw:layer="layout" svg:width="4.766cm" svg:height="0.725cm" svg:x="11.82cm" svg:y="20.511cm">
          <draw:text-box>
            <text:p text:style-name="P30"><text:span text:style-name="T12">Degree of Dynamism</text:span></text:p>
          </draw:text-box>
        </draw:frame>
        <draw:g>
          <draw:custom-shape draw:style-name="gr67" draw:text-style-name="P32" draw:layer="layout" svg:width="0.076cm" svg:height="2cm" svg:x="4.083cm" svg:y="18.0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32" draw:layer="layout" svg:width="0.204cm" svg:height="1.106cm" svg:x="4.019cm" svg:y="18.4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33" draw:layer="layout" svg:width="0.406cm" svg:height="0.303cm" svg:x="3.919cm" svg:y="18.8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0" draw:text-style-name="P34" draw:layer="layout" svg:width="0.077cm" svg:height="2cm" svg:x="7.782cm" svg:y="17.9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34" draw:layer="layout" svg:width="0.204cm" svg:height="1.106cm" svg:x="7.719cm" svg:y="18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35" draw:layer="layout" svg:width="0.406cm" svg:height="0.303cm" svg:x="7.618cm" svg:y="18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3" draw:text-style-name="P36" draw:layer="layout" svg:width="0.077cm" svg:height="2cm" svg:x="11.499cm" svg:y="17.7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36" draw:layer="layout" svg:width="0.204cm" svg:height="1.106cm" svg:x="11.436cm" svg:y="18.2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37" draw:layer="layout" svg:width="0.406cm" svg:height="0.303cm" svg:x="11.335cm" svg:y="18.6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6" draw:text-style-name="P38" draw:layer="layout" svg:width="0.077cm" svg:height="2cm" svg:x="15.201cm" svg:y="17.4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38" draw:layer="layout" svg:width="0.204cm" svg:height="1.106cm" svg:x="15.138cm" svg:y="17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39" draw:layer="layout" svg:width="0.406cm" svg:height="0.303cm" svg:x="15.037cm" svg:y="18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9" draw:text-style-name="P40" draw:layer="layout" svg:width="0.076cm" svg:height="2cm" svg:x="18.953cm" svg:y="16.7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40" draw:layer="layout" svg:width="0.204cm" svg:height="1.106cm" svg:x="18.889cm" svg:y="17.2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41" draw:layer="layout" svg:width="0.406cm" svg:height="0.303cm" svg:x="18.789cm" svg:y="17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2" draw:text-style-name="P42" draw:layer="layout" svg:width="0.076cm" svg:height="2cm" svg:x="22.654cm" svg:y="15.7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42" draw:layer="layout" svg:width="0.204cm" svg:height="1.106cm" svg:x="22.59cm" svg:y="16.2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43" draw:layer="layout" svg:width="0.406cm" svg:height="0.303cm" svg:x="22.49cm" svg:y="16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5" draw:text-style-name="P44" draw:layer="layout" svg:width="0.853cm" svg:height="1.673cm" svg:x="23.356cm" svg:y="0.125cm">
          <draw:text-box>
            <text:p><text:span text:style-name="T13">a</text:span></text:p>
          </draw:text-box>
        </draw:frame>
        <draw:frame draw:style-name="gr86" draw:text-style-name="P44" draw:layer="layout" svg:width="0.891cm" svg:height="0.962cm" svg:x="23.357cm" svg:y="10.225cm">
          <draw:text-box>
            <text:p><text:span text:style-name="T13">b</text:span></text:p>
          </draw:text-box>
        </draw:frame>
        <draw:frame draw:style-name="gr86" draw:text-style-name="P44" draw:layer="layout" svg:width="0.891cm" svg:height="0.962cm" svg:x="23.358cm" svg:y="15.725cm">
          <draw:text-box>
            <text:p><text:span text:style-name="T13">c</text:span></text:p>
          </draw:text-box>
        </draw:frame>
        <draw:custom-shape draw:style-name="gr87" draw:text-style-name="P28" draw:layer="layout" svg:width="4.542cm" svg:height="0.7cm" draw:transform="rotate (1.5707963267949) translate (1.6cm 9.609cm)">
          <text:p text:style-name="P27"><text:span text:style-name="T10">Stag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8" draw:layer="layout" svg:width="4.542cm" svg:height="0.7cm" draw:transform="rotate (1.5707963267949) translate (1.6cm 4.667cm)">
          <text:p text:style-name="P27"><text:span text:style-name="T10">Stag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8" draw:layer="layout" svg:width="4.516cm" svg:height="0.7cm" draw:transform="rotate (1.5707963267949) translate (1.6cm 14.735cm)">
          <text:p text:style-name="P27"><text:span text:style-name="T10">Stage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8" draw:layer="layout" svg:width="5.919cm" svg:height="0.7cm" draw:transform="rotate (1.5707963267949) translate (0.711cm 21.61cm)">
          <text:p text:style-name="P27"><text:span text:style-name="T10">Hypothes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28" draw:layer="layout" svg:width="9.488cm" svg:height="0.7cm" draw:transform="rotate (1.5707963267949) translate (0.704cm 9.628cm)">
          <text:p text:style-name="P27"><text:span text:style-name="T10">Inferenc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91" draw:layer="layout" svg:width="19.798cm" svg:height="11.136cm" svg:x="0.6cm" svg:y="2.257cm" draw:page-number="1" presentation:class="page"/>
          <draw:frame presentation:style-name="pr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Bitmap_20_2" draw:display-name="Bitmap 2" xlink:href="Pictures/100000000000047000000044C157CB382F897AC0.png" xlink:type="simple" xlink:show="embed" xlink:actuate="onLoad"/>
    <draw:marker draw:name="Arrow" svg:viewBox="0 0 20 30" svg:d="M10 0l-10 30h20z"/>
    <draw:marker draw:name="Linienspitzen_20_10" draw:display-name="Linienspitzen 10" svg:viewBox="0 0 20 20" svg:d="M0 20l10-20 10 20z"/>
    <draw:marker draw:name="Linienspitzen_20_11" draw:display-name="Linienspitzen 11" svg:viewBox="0 0 20 20" svg:d="M0 20l10-20 10 20z"/>
    <draw:marker draw:name="Linienspitzen_20_12" draw:display-name="Linienspitzen 12" svg:viewBox="0 0 20 20" svg:d="M0 20l10-20 10 20z"/>
    <draw:marker draw:name="Linienspitzen_20_13" draw:display-name="Linienspitzen 13" svg:viewBox="0 0 20 20" svg:d="M0 20l10-20 10 20z"/>
    <draw:marker draw:name="Linienspitzen_20_14" draw:display-name="Linienspitzen 14" svg:viewBox="0 0 20 20" svg:d="M0 20l10-20 10 20z"/>
    <draw:marker draw:name="Linienspitzen_20_15" draw:display-name="Linienspitzen 15" svg:viewBox="0 0 20 20" svg:d="M0 20l10-20 10 20z"/>
    <draw:marker draw:name="Linienspitzen_20_16" draw:display-name="Linienspitzen 16" svg:viewBox="0 0 20 20" svg:d="M0 20l10-20 10 20z"/>
    <draw:marker draw:name="Linienspitzen_20_17" draw:display-name="Linienspitzen 17" svg:viewBox="0 0 20 20" svg:d="M0 20l10-20 10 20z"/>
    <draw:marker draw:name="Linienspitzen_20_18" draw:display-name="Linienspitzen 18" svg:viewBox="0 0 20 20" svg:d="M0 20l10-20 10 20z"/>
    <draw:marker draw:name="Linienspitzen_20_19" draw:display-name="Linienspitzen 19" svg:viewBox="0 0 20 20" svg:d="M0 20l10-20 10 20z"/>
    <draw:marker draw:name="Linienspitzen_20_20" draw:display-name="Linienspitzen 20" svg:viewBox="0 0 20 20" svg:d="M0 20l10-20 10 20z"/>
    <draw:marker draw:name="Linienspitzen_20_21" draw:display-name="Linienspitzen 21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58cm" fo:margin-bottom="0cm" fo:text-indent="0cm"/>
      <style:text-properties fo:font-size="39.099998474121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19cm" fo:margin-bottom="0cm" fo:text-indent="0cm"/>
      <style:text-properties fo:font-size="33.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79cm" fo:margin-bottom="0cm" fo:text-indent="0cm"/>
      <style:text-properties fo:font-size="27.8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9cm" fo:margin-bottom="0cm" fo:text-indent="0cm"/>
      <style:text-properties fo:font-size="27.8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9cm" fo:margin-bottom="0cm" fo:text-indent="0cm"/>
      <style:text-properties fo:font-size="27.8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9cm" fo:margin-bottom="0cm" fo:text-indent="0cm"/>
      <style:text-properties fo:font-size="27.8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9cm" fo:margin-bottom="0cm" fo:text-indent="0cm"/>
      <style:text-properties fo:font-size="27.8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9cm" fo:margin-bottom="0cm" fo:text-indent="0cm"/>
      <style:text-properties fo:font-size="27.8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1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cm" fo:page-height="2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608cm" svg:height="7.575cm" svg:x="1.195cm" svg:y="2.485cm"/>
      <draw:page-thumbnail draw:layer="backgroundobjects" svg:width="8.608cm" svg:height="7.575cm" svg:x="1.195cm" svg:y="11.061cm"/>
      <draw:page-thumbnail draw:layer="backgroundobjects" svg:width="8.608cm" svg:height="7.575cm" svg:x="1.195cm" svg:y="19.637cm"/>
      <draw:page-thumbnail draw:layer="backgroundobjects" svg:width="8.608cm" svg:height="7.575cm" svg:x="11.195cm" svg:y="2.485cm"/>
      <draw:page-thumbnail draw:layer="backgroundobjects" svg:width="8.608cm" svg:height="7.575cm" svg:x="11.195cm" svg:y="11.061cm"/>
      <draw:page-thumbnail draw:layer="backgroundobjects" svg:width="8.608cm" svg:height="7.575cm" svg:x="11.195cm" svg:y="19.637cm"/>
    </style:handout-master>
    <style:master-page style:name="Standard" style:page-layout-name="PM1" draw:style-name="Mdp1">
      <draw:frame presentation:style-name="Standard-title" draw:layer="backgroundobjects" svg:width="22.499cm" svg:height="3.673cm" svg:x="1.25cm" svg:y="0.876cm" presentation:class="title" presentation:placeholder="true">
        <draw:text-box/>
      </draw:frame>
      <draw:frame presentation:style-name="Standard-outline1" draw:layer="backgroundobjects" svg:width="22.499cm" svg:height="12.759cm" svg:x="1.25cm" svg:y="5.147cm" presentation:class="outline" presentation:placeholder="true">
        <draw:text-box/>
      </draw:frame>
      <draw:frame presentation:style-name="Mpr1" draw:text-style-name="MP2" draw:layer="backgroundobjects" svg:width="5.824cm" svg:height="1.516cm" svg:x="1.25cm" svg:y="20.04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924cm" svg:height="1.516cm" svg:x="8.55cm" svg:y="20.04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824cm" svg:height="1.516cm" svg:x="17.925cm" svg:y="20.04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David Hofmann</meta:initial-creator>
    <meta:creation-date>2023-12-06T13:14:36.108901889</meta:creation-date>
    <dc:date>2024-04-19T16:00:04.317375058</dc:date>
    <meta:editing-duration>PT10M16S</meta:editing-duration>
    <meta:editing-cycles>7</meta:editing-cycles>
    <meta:generator>LibreOffice/7.3.7.2$Linux_X86_64 LibreOffice_project/30$Build-2</meta:generator>
    <meta:document-statistic meta:object-count="214"/>
  </office:meta>
</office:document-meta>
</file>